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95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142.24pt"/>
    </style:style>
    <style:style style:name="co23" style:family="table-column">
      <style:table-column-properties fo:break-before="auto" style:column-width="157.69pt"/>
    </style:style>
    <style:style style:name="co24" style:family="table-column">
      <style:table-column-properties fo:break-before="auto" style:column-width="151.31pt"/>
    </style:style>
    <style:style style:name="co25" style:family="table-column">
      <style:table-column-properties fo:break-before="auto" style:column-width="46.29pt"/>
    </style:style>
    <style:style style:name="co7" style:family="table-column">
      <style:table-column-properties fo:break-before="auto" style:column-width="75.8pt"/>
    </style:style>
    <style:style style:name="co26" style:family="table-column">
      <style:table-column-properties fo:break-before="auto" style:column-width="136.86pt"/>
    </style:style>
    <style:style style:name="co9" style:family="table-column">
      <style:table-column-properties fo:break-before="auto" style:column-width="138.95pt"/>
    </style:style>
    <style:style style:name="co27" style:family="table-column">
      <style:table-column-properties fo:break-before="auto" style:column-width="506.64pt"/>
    </style:style>
    <style:style style:name="co11" style:family="table-column">
      <style:table-column-properties fo:break-before="auto" style:column-width="130.56pt"/>
    </style:style>
    <style:style style:name="co12" style:family="table-column">
      <style:table-column-properties fo:break-before="auto" style:column-width="311.61pt"/>
    </style:style>
    <style:style style:name="co28" style:family="table-column">
      <style:table-column-properties fo:break-before="auto" style:column-width="119.9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6.65pt"/>
    </style:style>
    <style:style style:name="co16" style:family="table-column">
      <style:table-column-properties fo:break-before="auto" style:column-width="119.11pt"/>
    </style:style>
    <style:style style:name="co17" style:family="table-column">
      <style:table-column-properties fo:break-before="auto" style:column-width="38.55pt"/>
    </style:style>
    <style:style style:name="co18" style:family="table-column">
      <style:table-column-properties fo:break-before="auto" style:column-width="117.3pt"/>
    </style:style>
    <style:style style:name="co19" style:family="table-column">
      <style:table-column-properties fo:break-before="auto" style:column-width="150.49pt"/>
    </style:style>
    <style:style style:name="co20" style:family="table-column">
      <style:table-column-properties fo:break-before="auto" style:column-width="481.44pt"/>
    </style:style>
    <style:style style:name="ro1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3.95pt" fo:break-before="auto" style:use-optimal-row-height="true"/>
    </style:style>
    <style:style style:name="ro17" style:family="table-row">
      <style:table-row-properties style:row-height="35.21pt" fo:break-before="auto" style:use-optimal-row-height="true"/>
    </style:style>
    <style:style style:name="ro18" style:family="table-row">
      <style:table-row-properties style:row-height="80.19pt" fo:break-before="auto" style:use-optimal-row-height="true"/>
    </style:style>
    <style:style style:name="ro19" style:family="table-row">
      <style:table-row-properties style:row-height="68.94pt" fo:break-before="auto" style:use-optimal-row-height="true"/>
    </style:style>
    <style:style style:name="ro6" style:family="table-row">
      <style:table-row-properties style:row-height="91.45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20" style:family="table-row">
      <style:table-row-properties style:row-height="57.71pt" fo:break-before="auto" style:use-optimal-row-height="true"/>
    </style:style>
    <style:style style:name="ro21" style:family="table-row">
      <style:table-row-properties style:row-height="46.46pt" fo:break-before="auto" style:use-optimal-row-height="true"/>
    </style:style>
    <style:style style:name="ro22" style:family="table-row">
      <style:table-row-properties style:row-height="102.7pt" fo:break-before="auto" style:use-optimal-row-height="true"/>
    </style:style>
    <style:style style:name="ro23" style:family="table-row">
      <style:table-row-properties style:row-height="92.4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46.26pt" fo:break-before="auto" style:use-optimal-row-height="true"/>
    </style:style>
    <style:style style:name="ro15" style:family="table-row">
      <style:table-row-properties style:row-height="35.04pt" fo:break-before="auto" style:use-optimal-row-height="true"/>
    </style:style>
    <style:style style:name="ro16" style:family="table-row">
      <style:table-row-properties style:row-height="24.04pt" fo:break-before="auto" style:use-optimal-row-height="true"/>
    </style:style>
    <style:style style:name="ro24" style:family="table-row">
      <style:table-row-properties style:row-height="24.01pt" fo:break-before="auto" style:use-optimal-row-height="true"/>
    </style:style>
    <style:style style:name="ro25" style:family="table-row">
      <style:table-row-properties style:row-height="13.24pt" fo:break-before="auto" style:use-optimal-row-height="true"/>
    </style:style>
    <style:style style:name="ro26" style:family="table-row">
      <style:table-row-properties style:row-height="79.85pt" fo:break-before="auto" style:use-optimal-row-height="true"/>
    </style:style>
    <style:style style:name="ro27" style:family="table-row">
      <style:table-row-properties style:row-height="57.46pt" fo:break-before="auto" style:use-optimal-row-height="true"/>
    </style:style>
    <style:style style:name="ro28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cccccc"/>
      <style:text-properties style:text-position=""/>
    </style:style>
    <style:style style:name="ce1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text-position=""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transparent" fo:wrap-option="wrap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transparent" fo:wrap-option="wrap"/>
      <style:text-properties style:text-position=""/>
    </style:style>
    <style:style style:name="ce27" style:family="table-cell" style:parent-style-name="Default">
      <style:table-cell-properties fo:background-color="#cccccc" fo:wrap-option="wrap"/>
      <style:text-properties style:text-position=""/>
    </style:style>
    <style:style style:name="ce28" style:family="table-cell" style:parent-style-name="Default">
      <style:table-cell-properties fo:background-color="transparent" fo:wrap-option="wrap"/>
      <style:text-properties style:text-position="" style:font-name="Liberation Sans" style:font-name-asian="Noto Sans CJK SC Regular" style:font-name-complex="FreeSans"/>
    </style:style>
    <style:style style:name="ce29" style:family="table-cell" style:parent-style-name="Default">
      <style:table-cell-properties fo:background-color="transparent" fo:wrap-option="no-wrap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transparent" fo:wrap-option="no-wrap"/>
      <style:text-properties style:text-position=""/>
    </style:style>
    <style:style style:name="ce31" style:family="table-cell" style:parent-style-name="Default">
      <style:table-cell-properties fo:background-color="#cccccc" fo:wrap-option="no-wrap"/>
      <style:text-properties style:text-position=""/>
    </style:style>
    <style:style style:name="ce32" style:family="table-cell" style:parent-style-name="Default">
      <style:table-cell-properties fo:background-color="transparent" fo:wrap-option="no-wrap"/>
      <style:text-properties style:text-position="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cccccc"/>
    </style:style>
    <style:style style:name="ce3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44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/>
    </style:style>
    <style:style style:name="ce46" style:family="table-cell" style:parent-style-name="Default">
      <style:table-cell-properties fo:background-color="#cccccc" fo:wrap-option="wrap"/>
    </style:style>
    <style:style style:name="ce47" style:family="table-cell" style:parent-style-name="Default">
      <style:table-cell-properties fo:background-color="transparent" fo:wrap-option="wra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ackground-color="transparent" fo:wrap-option="no-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wrap-option="no-wrap"/>
    </style:style>
    <style:style style:name="ce50" style:family="table-cell" style:parent-style-name="Default">
      <style:table-cell-properties fo:background-color="#cccccc" fo:wrap-option="no-wrap"/>
    </style:style>
    <style:style style:name="ce51" style:family="table-cell" style:parent-style-name="Default">
      <style:table-cell-properties fo:background-color="transparent" fo:wrap-option="no-wrap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warning" table:style-name="ta1">
        <table:table-column table:style-name="co1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26"/>
        <table:table-column table:style-name="co25" table:default-cell-style-name="ce30"/>
        <table:table-column table:style-name="co7" table:default-cell-style-name="ce34"/>
        <table:table-column table:style-name="co26" table:default-cell-style-name="ce14"/>
        <table:table-column table:style-name="co9" table:default-cell-style-name="ce14"/>
        <table:table-column table:style-name="co27" table:default-cell-style-name="ce26"/>
        <table:table-column table:style-name="co11" table:default-cell-style-name="ce14"/>
        <table:table-column table:style-name="co12" table:default-cell-style-name="ce14"/>
        <table:table-column table:style-name="co28" table:default-cell-style-name="ce14"/>
        <table:table-column table:style-name="co1" table:default-cell-style-name="ce14"/>
        <table:table-column table:style-name="co14" table:number-columns-repeated="1010" table:default-cell-style-name="ce14"/>
        <table:table-row table:style-name="ro1">
          <table:table-cell table:style-name="ce13" office:value-type="string" calcext:value-type="string">
            <text:p>Type of warning</text:p>
          </table:table-cell>
          <table:table-cell table:number-columns-repeated="2"/>
          <table:table-cell table:style-name="ce13"/>
          <table:table-cell table:style-name="ce25" office:value-type="string" calcext:value-type="string">
            <text:p>Desc.</text:p>
          </table:table-cell>
          <table:table-cell table:style-name="ce29"/>
          <table:table-cell table:style-name="ce33" office:value-type="string" calcext:value-type="string">
            <text:p>Warning cat.</text:p>
          </table:table-cell>
          <table:table-cell table:style-name="ce13" office:value-type="string" calcext:value-type="string">
            <text:p>Class logging the warning</text:p>
          </table:table-cell>
          <table:table-cell table:style-name="ce13" office:value-type="string" calcext:value-type="string">
            <text:p>Method</text:p>
          </table:table-cell>
          <table:table-cell table:style-name="ce25" office:value-type="string" calcext:value-type="string">
            <text:p>Message</text:p>
          </table:table-cell>
          <table:table-cell table:style-name="ce13" office:value-type="string" calcext:value-type="string">
            <text:p>Related exception</text:p>
          </table:table-cell>
          <table:table-cell table:style-name="ce13" office:value-type="string" calcext:value-type="string">
            <text:p>Method raising except.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WHeader <text:s/></text:p>
          </table:table-cell>
          <table:table-cell office:value-type="string" calcext:value-type="string">
            <text:p>WHeaderDupl </text:p>
          </table:table-cell>
          <table:table-cell table:number-columns-repeated="2"/>
          <table:table-cell office:value-type="string" calcext:value-type="string">
            <text:p>Duplicate headers in raw files</text:p>
          </table:table-cell>
          <table:table-cell office:value-type="string" calcext:value-type="string">
            <text:p>WARN_HEADER_DU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tone2016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e.get_message()</text:p>
          </table:table-cell>
          <table:table-cell office:value-type="string" calcext:value-type="string">
            <text:p>DuplicateHeaderException</text:p>
          </table:table-cell>
          <table:table-cell office:value-type="string" calcext:value-type="string">
            <text:p>self.check_header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CBIGeneList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e.get_message()</text:p>
          </table:table-cell>
          <table:table-cell office:value-type="string" calcext:value-type="string">
            <text:p>DuplicateHeaderException</text:p>
          </table:table-cell>
          <table:table-cell office:value-type="string" calcext:value-type="string">
            <text:p>self.check_header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amandi2017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e.get_message()</text:p>
          </table:table-cell>
          <table:table-cell office:value-type="string" calcext:value-type="string">
            <text:p>DuplicateHeaderException</text:p>
          </table:table-cell>
          <table:table-cell office:value-type="string" calcext:value-type="string">
            <text:p>self.check_header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ORFs_org</text:p>
          </table:table-cell>
          <table:table-cell office:value-type="string" calcext:value-type="string">
            <text:p>parse_file_content</text:p>
          </table:table-cell>
          <table:table-cell office:value-type="string" calcext:value-type="string">
            <text:p>e.get_message()</text:p>
          </table:table-cell>
          <table:table-cell office:value-type="string" calcext:value-type="string">
            <text:p>DuplicateHeaderException</text:p>
          </table:table-cell>
          <table:table-cell office:value-type="string" calcext:value-type="string">
            <text:p>self.check_header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rhard201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e.get_message()</text:p>
          </table:table-cell>
          <table:table-cell office:value-type="string" calcext:value-type="string">
            <text:p>DuplicateHeaderException</text:p>
          </table:table-cell>
          <table:table-cell office:value-type="string" calcext:value-type="string">
            <text:p>self.check_header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HGNCGeneList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e.get_message()</text:p>
          </table:table-cell>
          <table:table-cell office:value-type="string" calcext:value-type="string">
            <text:p>DuplicateHeaderException</text:p>
          </table:table-cell>
          <table:table-cell office:value-type="string" calcext:value-type="string">
            <text:p>self.check_header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aumont2016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e.get_message()</text:p>
          </table:table-cell>
          <table:table-cell office:value-type="string" calcext:value-type="string">
            <text:p>DuplicateHeaderException</text:p>
          </table:table-cell>
          <table:table-cell office:value-type="string" calcext:value-type="string">
            <text:p>self.check_header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ackowiak2015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e.get_message()</text:p>
          </table:table-cell>
          <table:table-cell office:value-type="string" calcext:value-type="string">
            <text:p>DuplicateHeaderException</text:p>
          </table:table-cell>
          <table:table-cell office:value-type="string" calcext:value-type="string">
            <text:p>self.check_header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0">
          <table:table-cell table:style-name="ce13" office:value-type="string" calcext:value-type="string">
            <text:p>WGeneList </text:p>
          </table:table-cell>
          <table:table-cell table:style-name="ce17" office:value-type="string" calcext:value-type="string">
            <text:p>WgeneListID</text:p>
          </table:table-cell>
          <table:table-cell table:style-name="ce17" office:value-type="string" calcext:value-type="string">
            <text:p>WgeneListIDMiss </text:p>
          </table:table-cell>
          <table:table-cell table:style-name="ce17"/>
          <table:table-cell office:value-type="string" calcext:value-type="string">
            <text:p>Missing ID in the gene lists</text:p>
          </table:table-cell>
          <table:table-cell office:value-type="string" calcext:value-type="string">
            <text:p>WARN_GENELIST_ID_M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BIGeneList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NCBI Gene List: The line n°' + str( index ) +</text:p>
            <text:p>' does not contain NCBI gene ID. Hence, this line will be ignored.'</text:p>
          </table:table-cell>
          <table:table-cell table:number-columns-repeated="1014"/>
        </table:table-row>
        <table:table-row table:style-name="ro10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HGNCGeneList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HGNC Gene List: The line n°' + str( index ) + </text:p>
            <text:p>' does not contain HGNC ID. Hence, this line will be ignored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7">
          <table:table-cell table:style-name="ce13" office:value-type="string" calcext:value-type="string">
            <text:p>WSplic </text:p>
          </table:table-cell>
          <table:table-cell office:value-type="string" calcext:value-type="string">
            <text:p>WSplicMiss </text:p>
          </table:table-cell>
          <table:table-cell table:number-columns-repeated="2"/>
          <table:table-cell office:value-type="string" calcext:value-type="string">
            <text:p>Missing splicing positions for spliced ORFs</text:p>
          </table:table-cell>
          <table:table-cell office:value-type="string" calcext:value-type="string">
            <text:p>WARN_SPLIC_M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RFs_org</text:p>
          </table:table-cell>
          <table:table-cell office:value-type="string" calcext:value-type="string">
            <text:p>parse_file_content</text:p>
          </table:table-cell>
          <table:table-cell office:value-type="string" calcext:value-type="string">
            <text:p>'The ORF with original ID "' + orf_id + </text:p>
            <text:p>'" is reported to be spliced in ' + self.data_source +</text:p>
            <text:p>' but no location of start and ends of "exonic" parts are provided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8">
          <table:table-cell/>
          <table:table-cell office:value-type="string" calcext:value-type="string">
            <text:p>WSplicTooLong </text:p>
          </table:table-cell>
          <table:table-cell table:number-columns-repeated="2"/>
          <table:table-cell office:value-type="string" calcext:value-type="string">
            <text:p>Splicing information too long to be stored </text:p>
          </table:table-cell>
          <table:table-cell office:value-type="string" calcext:value-type="string">
            <text:p>WARN_SPLIC_TOO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RFs_org</text:p>
          </table:table-cell>
          <table:table-cell office:value-type="string" calcext:value-type="string">
            <text:p>parse_file_content</text:p>
          </table:table-cell>
          <table:table-cell office:value-type="string" calcext:value-type="string">
            <text:p>'The splicing information for the ORF with original ID"' + </text:p>
            <text:p>orf_id + '" in ' + self.data_source +</text:p>
            <text:p>' was too long to be stored in the database' +</text:p>
            <text:p>' (raw splice starts: ' + orf_splice_starts + </text:p>
            <text:p>', raw splice ends: ' + orf_splice_ends + ').'</text:p>
            <text:p>' Hence these values will be changed for "' + </text:p>
            <text:p>Constants.REPLACE_TOO_LONG_STRINGS + '".'</text:p>
          </table:table-cell>
          <table:table-cell table:number-columns-repeated="1014"/>
        </table:table-row>
        <table:table-row table:style-name="ro19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Erhard201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The splicing information for the ORF "' + orf_id + </text:p>
            <text:p>'" in ' + self.data_source +</text:p>
            <text:p>' was too long to be store in the database (raw splice starts: ' +</text:p>
            <text:p>orf_splice_starts + ', raw splice ends: ' + orf_splice_ends + </text:p>
            <text:p>'), hence these values will be changed for "' + </text:p>
            <text:p>Constants.REPLACE_TOO_LONG_STRINGS + '"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9">
          <table:table-cell table:style-name="ce13" office:value-type="string" calcext:value-type="string">
            <text:p>WORFAsso</text:p>
          </table:table-cell>
          <table:table-cell office:value-type="string" calcext:value-type="string">
            <text:p>WORFAssoGene</text:p>
          </table:table-cell>
          <table:table-cell office:value-type="string" calcext:value-type="string">
            <text:p>WORFAssoGeneSing</text:p>
          </table:table-cell>
          <table:table-cell/>
          <table:table-cell office:value-type="string" calcext:value-type="string">
            <text:p>ORF attributed to a new gene</text:p>
          </table:table-cell>
          <table:table-cell office:value-type="string" calcext:value-type="string">
            <text:p>WARN_ORFASSO_GENE_S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serStrategy</text:p>
          </table:table-cell>
          <table:table-cell office:value-type="string" calcext:value-type="string">
            <text:p>symbol_from_orf_loc</text:p>
          </table:table-cell>
          <table:table-cell office:value-type="string" calcext:value-type="string">
            <text:p>'There was no gene associated with the ORF with' +</text:p>
            <text:p>' original ID "' + orf_id + '" in ' + self.data_source +</text:p>
            <text:p>', but the ORF coordinates have been found' +</text:p>
            <text:p>' overlapping the gene "' + symbol + </text:p>
            <text:p>'" in the Ensembl database.' +</text:p>
            <text:p>' Hence, the ORF will be associated with this gene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8">
          <table:table-cell table:number-columns-repeated="2"/>
          <table:table-cell office:value-type="string" calcext:value-type="string">
            <text:p>WORFAssoGeneSev</text:p>
          </table:table-cell>
          <table:table-cell/>
          <table:table-cell office:value-type="string" calcext:value-type="string">
            <text:p>ORF attributed to several genes</text:p>
          </table:table-cell>
          <table:table-cell office:value-type="string" calcext:value-type="string">
            <text:p>WARN_ORFASSO_GENE_SE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serStrategy</text:p>
          </table:table-cell>
          <table:table-cell office:value-type="string" calcext:value-type="string">
            <text:p>symbol_from_orf_loc</text:p>
          </table:table-cell>
          <table:table-cell office:value-type="string" calcext:value-type="string">
            <text:p>'There was no gene associated with the ORF with original ID "' +</text:p>
            <text:p>orf_id + '" in ' + self.data_source +</text:p>
            <text:p>' but the ORF coordinates have been found overlapping' +</text:p>
            <text:p>' with the following genes "' + </text:p>
            <text:p>', '.join( genes_at_loc ) + '" in the Ensembl database.' +</text:p>
            <text:p>' Hence, this ORF will be associated with the "overlapping" gene "' + </text:p>
            <text:p>Symbol + '"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8">
          <table:table-cell table:number-columns-repeated="2"/>
          <table:table-cell office:value-type="string" calcext:value-type="string">
            <text:p>WORFAssoGeneLncR</text:p>
          </table:table-cell>
          <table:table-cell office:value-type="string" calcext:value-type="string">
            <text:p>WORFAssoGeneLncRSing</text:p>
          </table:table-cell>
          <table:table-cell office:value-type="string" calcext:value-type="string">
            <text:p>ORF attributed to a new lncRNA</text:p>
          </table:table-cell>
          <table:table-cell office:value-type="string" calcext:value-type="string">
            <text:p>WARN_ORFASSO_GENE_LNCR_S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serStrategy</text:p>
          </table:table-cell>
          <table:table-cell office:value-type="string" calcext:value-type="string">
            <text:p>symbol_from_orf_loc</text:p>
          </table:table-cell>
          <table:table-cell office:value-type="string" calcext:value-type="string">
            <text:p>'There was no gene associated with the ORF with original ID "' + </text:p>
            <text:p>orf_id + '" in ' + self.data_source +</text:p>
            <text:p>' nor overlapping with these coordinates,' +</text:p>
            <text:p>' but the ORF coordinates have been found overlapping' +</text:p>
            <text:p>' with the lncRNA "' + symbol + '" in the Ensembl database.' +</text:p>
            <text:p>' Hence, the ORF will be associated with this lncRNA' +</text:p>
            <text:p>' (registered as an entry in the Gene table)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WORFAssoGeneLncRSev</text:p>
          </table:table-cell>
          <table:table-cell office:value-type="string" calcext:value-type="string">
            <text:p>ORF attributed to several lncRNAs</text:p>
          </table:table-cell>
          <table:table-cell office:value-type="string" calcext:value-type="string">
            <text:p>WARN_ORFASSO_GENE_LNCR_SE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serStrategy</text:p>
          </table:table-cell>
          <table:table-cell office:value-type="string" calcext:value-type="string">
            <text:p>symbol_from_orf_loc</text:p>
          </table:table-cell>
          <table:table-cell office:value-type="string" calcext:value-type="string">
            <text:p>'There was no gene associated with the ORF with original ID "' + </text:p>
            <text:p>orf_id + '" in ' + self.data_source +</text:p>
            <text:p>' nor overlapping with these coordinates,' +</text:p>
            <text:p>' but the ORF coordinates have been found overlapping' +</text:p>
            <text:p>' with the following lncRNAs "' +</text:p>
            <text:p>', '.join( lncRNAs_at_loc ) + '" in the Ensembl database.' +</text:p>
            <text:p>' Hence, this ORF will be associated with "' + symbol + </text:p>
            <text:p>'" (registered as an entry in the Gene table)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WORFAssoGeneInterg</text:p>
          </table:table-cell>
          <table:table-cell/>
          <table:table-cell office:value-type="string" calcext:value-type="string">
            <text:p>ORF annotated intergenic</text:p>
          </table:table-cell>
          <table:table-cell office:value-type="string" calcext:value-type="string">
            <text:p>WARN_ORFASSO_GENE_INTER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serStrategy</text:p>
          </table:table-cell>
          <table:table-cell office:value-type="string" calcext:value-type="string">
            <text:p>symbol_from_orf_loc</text:p>
          </table:table-cell>
          <table:table-cell office:value-type="string" calcext:value-type="string">
            <text:p>'There was no gene associated with the ORF with original ID "' + </text:p>
            <text:p>orf_id + '" in ' + self.data_source +</text:p>
            <text:p>' and no gene nor lncRNA has been found overlapping' +</text:p>
            <text:p>' the ORF coordinates in the Ensembl database.' +</text:p>
            <text:p>' Hence, this ORF will be associated with the "intergenic" gene "' + </text:p>
            <text:p>Symbol + '"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8">
          <table:table-cell table:number-columns-repeated="2"/>
          <table:table-cell office:value-type="string" calcext:value-type="string">
            <text:p>WORFAssoGeneUnkn</text:p>
          </table:table-cell>
          <table:table-cell office:value-type="string" calcext:value-type="string">
            <text:p>WORFAssoGeneUnknMissstrand</text:p>
          </table:table-cell>
          <table:table-cell office:value-type="string" calcext:value-type="string">
            <text:p>ORF missing strand info and gene</text:p>
          </table:table-cell>
          <table:table-cell table:style-name="ce14" office:value-type="string" calcext:value-type="string">
            <text:p>WARN_ORFASSO_GENE_UNKN_MISSTR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serStrategy</text:p>
          </table:table-cell>
          <table:table-cell office:value-type="string" calcext:value-type="string">
            <text:p>symbol_from_orf_loc</text:p>
          </table:table-cell>
          <table:table-cell office:value-type="string" calcext:value-type="string">
            <text:p>'There was no gene associated with the ORF with original ID "' + </text:p>
            <text:p>orf_id + '" in ' + self.data_source +</text:p>
            <text:p>' and the strand of this ORF was missing, so overlapping' +</text:p>
            <text:p>' genes or lncRNAs cannot be found in the Ensembl database' +</text:p>
            <text:p>' using the ORF coordinates.' +</text:p>
            <text:p>' Hence, this ORF will be associated with the "unknown"' +</text:p>
            <text:p>' gene "' + symbol + '"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WORFAssoGeneUnknMisschr</text:p>
          </table:table-cell>
          <table:table-cell office:value-type="string" calcext:value-type="string">
            <text:p>ORF attributed to unknown gene</text:p>
          </table:table-cell>
          <table:table-cell office:value-type="string" calcext:value-type="string">
            <text:p>WARN_ORFASSO_GENE_UNKN_MISCH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serStrategy</text:p>
          </table:table-cell>
          <table:table-cell office:value-type="string" calcext:value-type="string">
            <text:p>symbol_from_orf_loc</text:p>
          </table:table-cell>
          <table:table-cell office:value-type="string" calcext:value-type="string">
            <text:p>'There was no gene associated with the ORF with original ID "' + </text:p>
            <text:p>orf_id + '" in ' + self.data_source +</text:p>
            <text:p>' and the chromosome name is not known.' +</text:p>
            <text:p>' Hence, this ORF will be associated with the "unknown" gene "' + </text:p>
            <text:p>Symbol + '"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8">
          <table:table-cell table:number-columns-repeated="2"/>
          <table:table-cell office:value-type="string" calcext:value-type="string">
            <text:p>WORFAssoGeneFromTrID</text:p>
          </table:table-cell>
          <table:table-cell/>
          <table:table-cell office:value-type="string" calcext:value-type="string">
            <text:p>ORF attributed to an unique gene using the transcript ID to get the gene symbol</text:p>
          </table:table-cell>
          <table:table-cell office:value-type="string" calcext:value-type="string">
            <text:p>WARN_ORFASSO_GENE_FROM_TR_I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rserStrategy</text:p>
          </table:table-cell>
          <table:table-cell office:value-type="string" calcext:value-type="string">
            <text:p>symbol_from_transcript_id</text:p>
          </table:table-cell>
          <table:table-cell office:value-type="string" calcext:value-type="string">
            <text:p>'There was no gene associated with the ORF with original ID "' + </text:p>
            <text:p>orf_id + '" in ' + self.data_source + </text:p>
            <text:p>' but the transcript associated with this ORF ("' +</text:p>
            <text:p>transcript_id + </text:p>
            <text:p>'") has been found associated with the gene symbol "' +</text:p>
            <text:p>symbol + '" in the Ensembl database.' +</text:p>
            <text:p>' Hence, this ORF will be associated with this gene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0">
          <table:table-cell table:style-name="ce15"/>
          <table:table-cell table:style-name="ce15" office:value-type="string" calcext:value-type="string">
            <text:p>WORFAssoTr </text:p>
          </table:table-cell>
          <table:table-cell table:style-name="ce19" office:value-type="string" calcext:value-type="string" table:number-columns-spanned="2" table:number-rows-spanned="1">
            <text:p>DISABLED</text:p>
          </table:table-cell>
          <table:covered-table-cell table:style-name="ce15"/>
          <table:table-cell table:style-name="ce27" office:value-type="string" calcext:value-type="string">
            <text:p>ORF associated with unknown transcript</text:p>
          </table:table-cell>
          <table:table-cell table:style-name="ce31" office:value-type="string" calcext:value-type="string">
            <text:p>WARN_ORFASSO_TR</text:p>
          </table:table-cell>
          <table:table-cell table:style-name="ce35" office:value-type="float" office:value="11" calcext:value-type="float">
            <text:p>11</text:p>
          </table:table-cell>
          <table:table-cell table:style-name="ce15" office:value-type="string" calcext:value-type="string">
            <text:p>ParserStrategy</text:p>
          </table:table-cell>
          <table:table-cell table:style-name="ce15" office:value-type="string" calcext:value-type="string">
            <text:p>initialize_ids</text:p>
          </table:table-cell>
          <table:table-cell table:style-name="ce27" office:value-type="string" calcext:value-type="string">
            <text:p>'There was no transcript associated with the ORF "' + orf_id + '" in ' + self.data_source +</text:p>
            <text:p>'. Hence, this ORF will be associated with the "unknown" transcript "' + transcript_id + '".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7">
          <table:table-cell table:style-name="ce13" office:value-type="string" calcext:value-type="string">
            <text:p>WDiscard </text:p>
          </table:table-cell>
          <table:table-cell table:style-name="ce18" office:value-type="string" calcext:value-type="string">
            <text:p>WDiscardORF </text:p>
          </table:table-cell>
          <table:table-cell table:style-name="ce17" table:number-columns-repeated="2"/>
          <table:table-cell office:value-type="string" calcext:value-type="string">
            <text:p>ORF discarded</text:p>
          </table:table-cell>
          <table:table-cell office:value-type="string" calcext:value-type="string">
            <text:p>WARN_DISCARD_OR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andi2017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str( discarded_orfs ) + ' ORFs from ' + self.data_source + ' have been discarded as they were reported as being located' + </text:p>
            <text:p>' on several chromosomes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0">
          <table:table-cell table:style-name="ce13" office:value-type="string" calcext:value-type="string">
            <text:p>WInsert </text:p>
          </table:table-cell>
          <table:table-cell office:value-type="string" calcext:value-type="string">
            <text:p>WInsertNodata </text:p>
          </table:table-cell>
          <table:table-cell table:number-columns-repeated="2"/>
          <table:table-cell office:value-type="string" calcext:value-type="string">
            <text:p>No data to insert</text:p>
          </table:table-cell>
          <table:table-cell office:value-type="string" calcext:value-type="string">
            <text:p>WARN_INSERT_NODAT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QLManager</text:p>
          </table:table-cell>
          <table:table-cell office:value-type="string" calcext:value-type="string">
            <text:p>batch_insert_to_db</text:p>
          </table:table-cell>
          <table:table-cell table:style-name="ce14" office:value-type="string" calcext:value-type="string">
            <text:p>self.classname + '.batch_insert_to_db():' +</text:p>
            <text:p>' There is no data to insert from ' + process + '.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0">
          <table:table-cell table:style-name="ce16" office:value-type="string" calcext:value-type="string">
            <text:p>WComp </text:p>
          </table:table-cell>
          <table:table-cell table:style-name="ce15" office:value-type="string" calcext:value-type="string">
            <text:p>WCompDCORF </text:p>
          </table:table-cell>
          <table:table-cell table:style-name="ce19" office:value-type="string" calcext:value-type="string" table:number-columns-spanned="2" table:number-rows-spanned="1">
            <text:p>DEPRECATED</text:p>
          </table:table-cell>
          <table:covered-table-cell table:style-name="ce15"/>
          <table:table-cell table:style-name="ce27" office:value-type="string" calcext:value-type="string">
            <text:p>Try to compare instances of different classes</text:p>
          </table:table-cell>
          <table:table-cell table:style-name="ce31"/>
          <table:table-cell table:style-name="ce35" office:value-type="float" office:value="14" calcext:value-type="float">
            <text:p>14</text:p>
          </table:table-cell>
          <table:table-cell table:style-name="ce15" office:value-type="string" calcext:value-type="string">
            <text:p>DataSource</text:p>
          </table:table-cell>
          <table:table-cell table:style-name="ce15" office:value-type="string" calcext:value-type="string">
            <text:p>__eq__</text:p>
          </table:table-cell>
          <table:table-cell table:style-name="ce27" office:value-type="string" calcext:value-type="string">
            <text:p>'DataSource.__eq__(): Tried to compared the object: "' + str(object) + '" to a "DataSource" object.'</text:p>
          </table:table-cell>
          <table:table-cell table:style-name="ce15" table:number-columns-repeated="2"/>
          <table:table-cell table:number-columns-repeated="1012"/>
        </table:table-row>
        <table:table-row table:style-name="ro1">
          <table:table-cell table:style-name="ce15" table:number-columns-repeated="4"/>
          <table:table-cell table:style-name="ce27"/>
          <table:table-cell table:style-name="ce31"/>
          <table:table-cell table:style-name="ce35" office:value-type="float" office:value="14" calcext:value-type="float">
            <text:p>14</text:p>
          </table:table-cell>
          <table:table-cell table:style-name="ce15" office:value-type="string" calcext:value-type="string">
            <text:p>DSORF</text:p>
          </table:table-cell>
          <table:table-cell table:style-name="ce15" office:value-type="string" calcext:value-type="string">
            <text:p>__eq__</text:p>
          </table:table-cell>
          <table:table-cell table:style-name="ce27" office:value-type="string" calcext:value-type="string">
            <text:p>'DSORF.__eq__(): Tried to compared the object: "' + str(object) + '" to a "DSORF" object.'</text:p>
          </table:table-cell>
          <table:table-cell table:style-name="ce15" table:number-columns-repeated="2"/>
          <table:table-cell table:number-columns-repeated="1012"/>
        </table:table-row>
        <table:table-row table:style-name="ro10">
          <table:table-cell table:style-name="ce15" table:number-columns-repeated="4"/>
          <table:table-cell table:style-name="ce27"/>
          <table:table-cell table:style-name="ce31"/>
          <table:table-cell table:style-name="ce35" office:value-type="float" office:value="14" calcext:value-type="float">
            <text:p>14</text:p>
          </table:table-cell>
          <table:table-cell table:style-name="ce15" office:value-type="string" calcext:value-type="string">
            <text:p>DSORFTranscriptAsso</text:p>
          </table:table-cell>
          <table:table-cell table:style-name="ce15" office:value-type="string" calcext:value-type="string">
            <text:p>__eq__</text:p>
          </table:table-cell>
          <table:table-cell table:style-name="ce27" office:value-type="string" calcext:value-type="string">
            <text:p>'DSORFTranscriptAsso.__eq__(): Tried to compared the object: "' + str( object ) + '" to a "DSORFTranscriptAsso" object.'</text:p>
          </table:table-cell>
          <table:table-cell table:style-name="ce15" table:number-columns-repeated="2"/>
          <table:table-cell table:number-columns-repeated="1012"/>
        </table:table-row>
        <table:table-row table:style-name="ro1">
          <table:table-cell table:style-name="ce15" table:number-columns-repeated="4"/>
          <table:table-cell table:style-name="ce27"/>
          <table:table-cell table:style-name="ce31"/>
          <table:table-cell table:style-name="ce35" office:value-type="float" office:value="14" calcext:value-type="float">
            <text:p>14</text:p>
          </table:table-cell>
          <table:table-cell table:style-name="ce15" office:value-type="string" calcext:value-type="string">
            <text:p>DSTranscript</text:p>
          </table:table-cell>
          <table:table-cell table:style-name="ce15" office:value-type="string" calcext:value-type="string">
            <text:p>__eq__</text:p>
          </table:table-cell>
          <table:table-cell table:style-name="ce27" office:value-type="string" calcext:value-type="string">
            <text:p>'DSTranscript.__eq__(): Tried to compared the object: "' + str(object) + '" to a "DSTranscript" object.'</text:p>
          </table:table-cell>
          <table:table-cell table:style-name="ce15" table:number-columns-repeated="2"/>
          <table:table-cell table:number-columns-repeated="1012"/>
        </table:table-row>
        <table:table-row table:style-name="ro1">
          <table:table-cell table:style-name="ce15" table:number-columns-repeated="4"/>
          <table:table-cell table:style-name="ce27"/>
          <table:table-cell table:style-name="ce31"/>
          <table:table-cell table:style-name="ce35" office:value-type="float" office:value="14" calcext:value-type="float">
            <text:p>14</text:p>
          </table:table-cell>
          <table:table-cell table:style-name="ce15" office:value-type="string" calcext:value-type="string">
            <text:p>Metadata</text:p>
          </table:table-cell>
          <table:table-cell table:style-name="ce15" office:value-type="string" calcext:value-type="string">
            <text:p>__eq__</text:p>
          </table:table-cell>
          <table:table-cell table:style-name="ce27" office:value-type="string" calcext:value-type="string">
            <text:p>'Metadata.__eq__(): Tried to compared the object: "' + str( object ) + '" to a "Metadata" object.'</text:p>
          </table:table-cell>
          <table:table-cell table:style-name="ce15" table:number-columns-repeated="2"/>
          <table:table-cell table:number-columns-repeated="1012"/>
        </table:table-row>
        <table:table-row table:style-name="ro1">
          <table:table-cell table:style-name="ce15" table:number-columns-repeated="4"/>
          <table:table-cell table:style-name="ce27"/>
          <table:table-cell table:style-name="ce31"/>
          <table:table-cell table:style-name="ce35" office:value-type="float" office:value="14" calcext:value-type="float">
            <text:p>14</text:p>
          </table:table-cell>
          <table:table-cell table:style-name="ce15" office:value-type="string" calcext:value-type="string">
            <text:p>Gene</text:p>
          </table:table-cell>
          <table:table-cell table:style-name="ce15" office:value-type="string" calcext:value-type="string">
            <text:p>__eq__</text:p>
          </table:table-cell>
          <table:table-cell table:style-name="ce27" office:value-type="string" calcext:value-type="string">
            <text:p>'Gene.__eq__(): Tried to compared the object: "' + str( object ) + '" to a "Gene" object.'</text:p>
          </table:table-cell>
          <table:table-cell table:style-name="ce15" table:number-columns-repeated="2"/>
          <table:table-cell table:number-columns-repeated="1012"/>
        </table:table-row>
        <table:table-row table:style-name="ro10">
          <table:table-cell table:style-name="ce15" table:number-columns-repeated="4"/>
          <table:table-cell table:style-name="ce27"/>
          <table:table-cell table:style-name="ce31"/>
          <table:table-cell table:style-name="ce35" office:value-type="float" office:value="14" calcext:value-type="float">
            <text:p>14</text:p>
          </table:table-cell>
          <table:table-cell table:style-name="ce15" office:value-type="string" calcext:value-type="string">
            <text:p>UTGeneFromAlias</text:p>
          </table:table-cell>
          <table:table-cell table:style-name="ce15" office:value-type="string" calcext:value-type="string">
            <text:p>__eq__</text:p>
          </table:table-cell>
          <table:table-cell table:style-name="ce27" office:value-type="string" calcext:value-type="string">
            <text:p>'UTGeneFromAlias.__eq__(): Tried to compare the object: "' + str( other ) + </text:p>
            <text:p>'" to a "UTGeneFromAlias" object.'</text:p>
          </table:table-cell>
          <table:table-cell table:style-name="ce15" table:number-columns-repeated="2"/>
          <table:table-cell table:number-columns-repeated="1012"/>
        </table:table-row>
        <table:table-row table:style-name="ro1">
          <table:table-cell table:style-name="ce15" table:number-columns-repeated="4"/>
          <table:table-cell table:style-name="ce27"/>
          <table:table-cell table:style-name="ce31"/>
          <table:table-cell table:style-name="ce35" office:value-type="float" office:value="14" calcext:value-type="float">
            <text:p>14</text:p>
          </table:table-cell>
          <table:table-cell table:style-name="ce15" office:value-type="string" calcext:value-type="string">
            <text:p>PROMetadata</text:p>
          </table:table-cell>
          <table:table-cell table:style-name="ce15" office:value-type="string" calcext:value-type="string">
            <text:p>__eq__</text:p>
          </table:table-cell>
          <table:table-cell table:style-name="ce27" office:value-type="string" calcext:value-type="string">
            <text:p>'PROMetadata.__eq__(): Tried to compared the object: "' + str( object ) + '" to a "PROMetadata" object.'</text:p>
          </table:table-cell>
          <table:table-cell table:style-name="ce15" table:number-columns-repeated="2"/>
          <table:table-cell table:number-columns-repeated="1012"/>
        </table:table-row>
        <table:table-row table:style-name="ro1">
          <table:table-cell table:style-name="ce15" table:number-columns-repeated="4"/>
          <table:table-cell table:style-name="ce27"/>
          <table:table-cell table:style-name="ce31"/>
          <table:table-cell table:style-name="ce35" office:value-type="float" office:value="14" calcext:value-type="float">
            <text:p>14</text:p>
          </table:table-cell>
          <table:table-cell table:style-name="ce15" office:value-type="string" calcext:value-type="string">
            <text:p>PROGene</text:p>
          </table:table-cell>
          <table:table-cell table:style-name="ce15" office:value-type="string" calcext:value-type="string">
            <text:p>__eq__</text:p>
          </table:table-cell>
          <table:table-cell table:style-name="ce27" office:value-type="string" calcext:value-type="string">
            <text:p>'PROGene.__eq__(): Tried to compared the object: "' + str( object ) + '" to a "PROGene" object.'</text:p>
          </table:table-cell>
          <table:table-cell table:style-name="ce15"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0">
          <table:table-cell table:style-name="ce13" office:value-type="string" calcext:value-type="string">
            <text:p>WProg </text:p>
          </table:table-cell>
          <table:table-cell table:style-name="ce17" office:value-type="string" calcext:value-type="string">
            <text:p>WProgNone </text:p>
          </table:table-cell>
          <table:table-cell/>
          <table:table-cell table:style-name="ce17"/>
          <table:table-cell office:value-type="string" calcext:value-type="string">
            <text:p>Trying to use None values as keys</text:p>
          </table:table-cell>
          <table:table-cell office:value-type="string" calcext:value-type="string">
            <text:p>WARN_PROG_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tionManager</text:p>
          </table:table-cell>
          <table:table-cell office:value-type="string" calcext:value-type="string">
            <text:p>set_option</text:p>
          </table:table-cell>
          <table:table-cell office:value-type="string" calcext:value-type="string">
            <text:p>'OptionManager.set_option(): Trying to pass None as a key' +</text:p>
            <text:p>' of the option dictionary.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7">
          <table:table-cell table:style-name="ce13" office:value-type="string" calcext:value-type="string">
            <text:p>WLiftOver </text:p>
          </table:table-cell>
          <table:table-cell table:style-name="ce17" office:value-type="string" calcext:value-type="string">
            <text:p>WLiftOverFail </text:p>
          </table:table-cell>
          <table:table-cell table:number-columns-repeated="2"/>
          <table:table-cell office:value-type="string" calcext:value-type="string">
            <text:p>Conversion of genomic coordinates failed</text:p>
          </table:table-cell>
          <table:table-cell office:value-type="string" calcext:value-type="string">
            <text:p>WARN_LIFTOV_FA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14" office:value-type="string" calcext:value-type="string">
            <text:p>'Error during conversion of start coordinate for the' +</text:p>
            <text:p>' DSORF with ID "' + str( dsorf.id ) + '". ' + e.get_message() + </text:p>
            <text:p>' Hence this position will not be registered.'</text:p>
          </table:table-cell>
          <table:table-cell office:value-type="string" calcext:value-type="string">
            <text:p>ConvertCoordException</text:p>
          </table:table-cell>
          <table:table-cell office:value-type="string" calcext:value-type="string">
            <text:p>LiftOverStrategy.convert_coord</text:p>
          </table:table-cell>
          <table:table-cell table:number-columns-repeated="1012"/>
        </table:table-row>
        <table:table-row table:style-name="ro17">
          <table:table-cell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14" office:value-type="string" calcext:value-type="string">
            <text:p>'Error during conversion of stop coordinate for the DSORF' +</text:p>
            <text:p>' with ID "' + str( dsorf.id ) + '". ' + e.get_message() + </text:p>
            <text:p>' Hence this position will not be registered.'</text:p>
          </table:table-cell>
          <table:table-cell office:value-type="string" calcext:value-type="string">
            <text:p>ConvertCoordException</text:p>
          </table:table-cell>
          <table:table-cell office:value-type="string" calcext:value-type="string">
            <text:p>LiftOverStrategy.convert_coord</text:p>
          </table:table-cell>
          <table:table-cell table:number-columns-repeated="1012"/>
        </table:table-row>
        <table:table-row table:style-name="ro21">
          <table:table-cell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14" office:value-type="string" calcext:value-type="string">
            <text:p>'Error during conversion of the ' + att + </text:p>
            <text:p>' attribute for the DSORF with ID ' + str( dsorf.id ) +</text:p>
            <text:p>'. ' + e.get_message() + </text:p>
            <text:p>' Hence. the value of this attribute has been set to None.'</text:p>
          </table:table-cell>
          <table:table-cell office:value-type="string" calcext:value-type="string">
            <text:p>ConvertCoordException</text:p>
          </table:table-cell>
          <table:table-cell office:value-type="string" calcext:value-type="string">
            <text:p>LiftOverStrategy.convert_coord</text:p>
          </table:table-cell>
          <table:table-cell table:number-columns-repeated="1012"/>
        </table:table-row>
        <table:table-row table:style-name="ro17">
          <table:table-cell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14" office:value-type="string" calcext:value-type="string">
            <text:p>'Error during conversion of start coordinate for the' +</text:p>
            <text:p>' DSTranscript with ID "' + str( dstranscript.id ) + '". ' + </text:p>
            <text:p>e.get_message() + ' Hence this position will not be registered.'</text:p>
          </table:table-cell>
          <table:table-cell office:value-type="string" calcext:value-type="string">
            <text:p>ConvertCoordException</text:p>
          </table:table-cell>
          <table:table-cell office:value-type="string" calcext:value-type="string">
            <text:p>LiftOverStrategy.convert_coord</text:p>
          </table:table-cell>
          <table:table-cell table:number-columns-repeated="1012"/>
        </table:table-row>
        <table:table-row table:style-name="ro17">
          <table:table-cell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14" office:value-type="string" calcext:value-type="string">
            <text:p>'Error during conversion of end coordinate for the DSTranscript' +</text:p>
            <text:p>' with ID "' + str( dstranscript.id ) + '". ' + e.get_message() + </text:p>
            <text:p>' Hence this position will not be registered.'</text:p>
          </table:table-cell>
          <table:table-cell office:value-type="string" calcext:value-type="string">
            <text:p>ConvertCoordException</text:p>
          </table:table-cell>
          <table:table-cell office:value-type="string" calcext:value-type="string">
            <text:p>LiftOverStrategy.convert_coord</text:p>
          </table:table-cell>
          <table:table-cell table:number-columns-repeated="1012"/>
        </table:table-row>
        <table:table-row table:style-name="ro21">
          <table:table-cell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14" office:value-type="string" calcext:value-type="string">
            <text:p>'Error during conversion of the ' + att + </text:p>
            <text:p>' attribute for the DSTranscript with ID "' + </text:p>
            <text:p>str( dstranscript.id ) + '". ' + e.get_message() + </text:p>
            <text:p>' Hence. the value of this attribute has been set to None.'</text:p>
          </table:table-cell>
          <table:table-cell office:value-type="string" calcext:value-type="string">
            <text:p>ConvertCoordException</text:p>
          </table:table-cell>
          <table:table-cell office:value-type="string" calcext:value-type="string">
            <text:p>LiftOverStrategy.convert_coord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8">
          <table:table-cell/>
          <table:table-cell office:value-type="string" calcext:value-type="string">
            <text:p>WLiftOverDiffChr </text:p>
          </table:table-cell>
          <table:table-cell table:number-columns-repeated="2"/>
          <table:table-cell office:value-type="string" calcext:value-type="string">
            <text:p>Conversion of genomic coordinates return a different chromosome that seems to actually be the same</text:p>
          </table:table-cell>
          <table:table-cell office:value-type="string" calcext:value-type="string">
            <text:p>WARN_LIFTOV_DIFFCH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14" office:value-type="string" calcext:value-type="string">
            <text:p>'The conversion of coordinates for the DSORF with ID "' +</text:p>
            <text:p>str( dsorf.id ) + '" returned a start position on a' +</text:p>
            <text:p>' different chromosome (ORF chromosome: "' + orf_chromosome + </text:p>
            <text:p>'", start chromosome: "' + str( start_chr ) + '"),' +</text:p>
            <text:p>' but these chromosomes actually seem to be the same.' +</text:p>
            <text:p>' Hence, this DSORF will be considered as located on "' + </text:p>
            <text:p>Orf_chromosome + '".'</text:p>
          </table:table-cell>
          <table:table-cell table:number-columns-repeated="1014"/>
        </table:table-row>
        <table:table-row table:style-name="ro18">
          <table:table-cell table:style-name="ce13"/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14" office:value-type="string" calcext:value-type="string">
            <text:p>'The conversion of coordinates for the DSORF with ID "' + </text:p>
            <text:p>str( dsorf.id ) + '" returned a stop position on a' +</text:p>
            <text:p>' different chromosome (ORF chromosome: "' + orf_chromosome + </text:p>
            <text:p>'", stop chromosome: "' + str( stop_chr ) + '"),' +</text:p>
            <text:p>' but these chromosomes actually seem to be the same.' +</text:p>
            <text:p>' Hence, this DSORF will be considered as located on "' + </text:p>
            <text:p>Orf_chromosome + '".'</text:p>
          </table:table-cell>
          <table:table-cell table:number-columns-repeated="1014"/>
        </table:table-row>
        <table:table-row table:style-name="ro22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14" office:value-type="string" calcext:value-type="string">
            <text:p>'The conversion of coordinates for the' +</text:p>
            <text:p>' DSORF with ID "' + str( dsorf.id ) + </text:p>
            <text:p>'" returned a splicing position on a different' +</text:p>
            <text:p>' chromosome than the ORF (ORF chromosome: "' +</text:p>
            <text:p>orf_chromosome + '", splicing position on: "' + </text:p>
            <text:p>str( exon_chr ) + '"), but these chromosomes' +</text:p>
            <text:p>' actually seem to be the same.' +</text:p>
            <text:p>' Hence, this DSORF will be considered as' +</text:p>
            <text:p>' located on ' + orf_chromosome + '.'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14" office:value-type="string" calcext:value-type="string">
            <text:p>'The conversion of coordinates for the DStranscript' +</text:p>
            <text:p>' with ID "' + str( dstranscript.id ) + '" returned a' +</text:p>
            <text:p>' start position on a different chromosome' +</text:p>
            <text:p>' (Transcript chromosome: "' + transcript_chromosome + </text:p>
            <text:p>'", start chromosome: "' + str( start_chr ) + '"),' +</text:p>
            <text:p>' but these chromosomes actually seem to be the same.' +</text:p>
            <text:p>' Hence, this DSTranscript will be considered as' +</text:p>
            <text:p>' located on "' + orf_chromosome + '".'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14" office:value-type="string" calcext:value-type="string">
            <text:p>'The conversion of coordinates for the DStranscript' +</text:p>
            <text:p>' with ID "' + str( dstranscript.id ) + '" returned an' +</text:p>
            <text:p>' end position on a different chromosome' +</text:p>
            <text:p>' (Transcript chromosome: "' + transcript_chromosome + </text:p>
            <text:p>'", end chromosome: "' + str( end_chr ) + '"),' +</text:p>
            <text:p>' but these chromosomes actually seem to be the same.' +</text:p>
            <text:p>' Hence, this DSTranscript will be considered as' +</text:p>
            <text:p>' located on "' + orf_chromosome + '".' </text:p>
          </table:table-cell>
          <table:table-cell table:number-columns-repeated="1014"/>
        </table:table-row>
        <table:table-row table:style-name="ro22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14" office:value-type="string" calcext:value-type="string">
            <text:p>'The conversion of the ' + att + </text:p>
            <text:p>' attribute for the DSTranscript with ID "' + </text:p>
            <text:p>str( dstranscript.id ) + '" returned a position' +</text:p>
            <text:p>' on a different chromosome than the transcript' +</text:p>
            <text:p>' (Transcript chromosome: "' + transcript_chromosome + </text:p>
            <text:p>'", attribute chromosome: ' + str( new_chr ) + '"),' + </text:p>
            <text:p>' but these chromosomes actually seem to be the same.' +</text:p>
            <text:p>' Hence, this DSTranscript will be considered' +</text:p>
            <text:p>' as located on "' + orf_chromosome + '".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6">
          <table:table-cell/>
          <table:table-cell office:value-type="string" calcext:value-type="string">
            <text:p>WLiftOverMetaAnnotUpdate </text:p>
          </table:table-cell>
          <table:table-cell table:number-columns-repeated="2"/>
          <table:table-cell office:value-type="string" calcext:value-type="string">
            <text:p>The value of the annotation version registered in the meta table has been updated</text:p>
          </table:table-cell>
          <table:table-cell office:value-type="string" calcext:value-type="string">
            <text:p>WARN_LIFTOV_META_ANNOT_U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execute</text:p>
          </table:table-cell>
          <table:table-cell table:style-name="ce14" office:value-type="string" calcext:value-type="string">
            <text:p>'An entry with parameter ' + </text:p>
            <text:p>str( Constants.METATABLE_CURRENT_ANNOTATION ) + </text:p>
            <text:p>' has been found in the Metadata table and' +</text:p>
            <text:p>' this entry contains the value ' + </text:p>
            <text:p>str( metadata_current_annot.value ) + </text:p>
            <text:p>' whilst the ensembl release used by the program is ' +</text:p>
            <text:p>str( Constants.CURRENT_NCBI_ANNOTATION[ self.species ] ) + </text:p>
            <text:p>'. Hence, this entry will be updated to current version.'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14"/>
        </table:table-row>
        <table:table-row table:style-name="ro20">
          <table:table-cell table:style-name="ce13" office:value-type="string" calcext:value-type="string">
            <text:p>WTransl </text:p>
          </table:table-cell>
          <table:table-cell office:value-type="string" calcext:value-type="string">
            <text:p>WTranslSeqSize </text:p>
          </table:table-cell>
          <table:table-cell table:style-name="ce24" office:value-type="string" calcext:value-type="string">
            <text:p>WTranslSeqSizeNot3</text:p>
          </table:table-cell>
          <table:table-cell/>
          <table:table-cell office:value-type="string" calcext:value-type="string">
            <text:p>The size of the nucleic sequence provided is not a multiple of 3</text:p>
          </table:table-cell>
          <table:table-cell office:value-type="string" calcext:value-type="string">
            <text:p>WARN_TRANSL_SEQSIZE_NOT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mputeMissingInfoStrategy</text:p>
          </table:table-cell>
          <table:table-cell office:value-type="string" calcext:value-type="string">
            <text:p>download_orf_sequences</text:p>
          </table:table-cell>
          <table:table-cell table:style-name="ce14" office:value-type="string" calcext:value-type="string">
            <text:p>'The length of the sequence of the ORF with ID "' +</text:p>
            <text:p>str( orf.id ) + '" is not a multiple of three.' +</text:p>
            <text:p>' Hence, the sequence has been translated ignoring' +</text:p>
            <text:p>' the last ' + str( e.get_remainder() ) + </text:p>
            <text:p>' nucleotides.'</text:p>
          </table:table-cell>
          <table:table-cell office:value-type="string" calcext:value-type="string">
            <text:p>TranslateDNAException</text:p>
          </table:table-cell>
          <table:table-cell office:value-type="string" calcext:value-type="string">
            <text:p>GeneticsUtil.translate_dna</text:p>
          </table:table-cell>
          <table:table-cell table:number-columns-repeated="1012"/>
        </table:table-row>
        <table:table-row table:style-name="ro20">
          <table:table-cell table:style-name="ce13"/>
          <table:table-cell/>
          <table:table-cell table:style-name="ce24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MergeStrategy</text:p>
          </table:table-cell>
          <table:table-cell office:value-type="string" calcext:value-type="string">
            <text:p>check_dsorftrasso_coherence</text:p>
          </table:table-cell>
          <table:table-cell table:style-name="ce14" office:value-type="string" calcext:value-type="string">
            <text:p>'The length of the nucleic sequence of the' +</text:p>
            <text:p>' DSORFTranscriptAsso with ID "' + str( dsorftranscriptasso.id ) + </text:p>
            <text:p>'" is not a multiple of three. Hence, the sequence has been' +</text:p>
            <text:p>' translated ignoring the last ' + str( e.get_remainder() ) + </text:p>
            <text:p>' nucleotides.'</text:p>
          </table:table-cell>
          <table:table-cell office:value-type="string" calcext:value-type="string">
            <text:p>TranslateDNAException</text:p>
          </table:table-cell>
          <table:table-cell office:value-type="string" calcext:value-type="string">
            <text:p>GeneticsUtil.translate_dna</text:p>
          </table:table-cell>
          <table:table-cell table:number-columns-repeated="1012"/>
        </table:table-row>
        <table:table-row table:style-name="ro20">
          <table:table-cell table:style-name="ce13"/>
          <table:table-cell/>
          <table:table-cell table:style-name="ce24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MergeStrategy</text:p>
          </table:table-cell>
          <table:table-cell office:value-type="string" calcext:value-type="string">
            <text:p>check_dsorftrasso_coherence</text:p>
          </table:table-cell>
          <table:table-cell table:style-name="ce14" office:value-type="string" calcext:value-type="string">
            <text:p>'The length of the nucleic sequence of the' +</text:p>
            <text:p>' DSORFTranscriptAsso with ID "' + str( dsorftranscriptasso.id ) + </text:p>
            <text:p>'" is not a multiple of three. Hence, the sequence has been' +</text:p>
            <text:p>' translated ignoring the last ' + str( e.get_remainder() ) + </text:p>
            <text:p>' nucleotides.'</text:p>
          </table:table-cell>
          <table:table-cell office:value-type="string" calcext:value-type="string">
            <text:p>TranslateDNAException</text:p>
          </table:table-cell>
          <table:table-cell office:value-type="string" calcext:value-type="string">
            <text:p>GeneticsUtil.translate_dna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14"/>
        </table:table-row>
        <table:table-row table:style-name="ro19">
          <table:table-cell table:style-name="ce13" office:value-type="string" calcext:value-type="string">
            <text:p>WDCORF</text:p>
          </table:table-cell>
          <table:table-cell office:value-type="string" calcext:value-type="string">
            <text:p>WDCORFDSOTA</text:p>
          </table:table-cell>
          <table:table-cell office:value-type="string" calcext:value-type="string">
            <text:p>WDCORFDSOTAConfl</text:p>
          </table:table-cell>
          <table:table-cell office:value-type="string" calcext:value-type="string">
            <text:p>WDCORFDSOTAConflSeq</text:p>
          </table:table-cell>
          <table:table-cell office:value-type="string" calcext:value-type="string">
            <text:p>Translated sequence (from nucleic sequence) and aa sequence different</text:p>
          </table:table-cell>
          <table:table-cell office:value-type="string" calcext:value-type="string">
            <text:p>WARN_DCORF_DSOTA_CONFL_SE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rgeStrategy</text:p>
          </table:table-cell>
          <table:table-cell office:value-type="string" calcext:value-type="string">
            <text:p>check_dsorftrasso_coherence</text:p>
          </table:table-cell>
          <table:table-cell office:value-type="string" calcext:value-type="string">
            <text:p>'The nucleic and amino acid sequences of the' +</text:p>
            <text:p>' DSORFTranscriptAsso with ID "' + </text:p>
            <text:p>str( dsorftranscriptasso.id ) + </text:p>
            <text:p>'" do not agree with each other. Hence, these sequences' +</text:p>
            <text:p>' will not be considered to create the ORFTranscriptAsso' +</text:p>
            <text:p>' entries (in the PRO database).'</text:p>
          </table:table-cell>
          <table:table-cell table:number-columns-repeated="1014"/>
        </table:table-row>
        <table:table-row table:style-name="ro18">
          <table:table-cell table:number-columns-repeated="3"/>
          <table:table-cell office:value-type="string" calcext:value-type="string">
            <text:p>WDCORFDSOTAConflNtLen</text:p>
          </table:table-cell>
          <table:table-cell office:value-type="string" calcext:value-type="string">
            <text:p>Nucleic length and nt sequence length different</text:p>
          </table:table-cell>
          <table:table-cell office:value-type="string" calcext:value-type="string">
            <text:p>WARN_DCORF_DSOTA_CONFL_NTL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rgeStrategy</text:p>
          </table:table-cell>
          <table:table-cell office:value-type="string" calcext:value-type="string">
            <text:p>check_dsorftrasso_coherence</text:p>
          </table:table-cell>
          <table:table-cell office:value-type="string" calcext:value-type="string">
            <text:p>The provided nucleic length (' + str( length_nt ) + </text:p>
            <text:p>') and the length of the nucleic sequence (' + </text:p>
            <text:p>str( length_sequence_nt ) + </text:p>
            <text:p>') of the DSORFTranscriptAsso with ID "' + </text:p>
            <text:p>str( dsorftranscriptasso.id ) + '" are not the same.' +</text:p>
            <text:p>' Hence, this length and this sequence will not be considered' +</text:p>
            <text:p>' to create the ORFTranscriptAsso entries (in the PRO database).'</text:p>
          </table:table-cell>
          <table:table-cell table:number-columns-repeated="1014"/>
        </table:table-row>
        <table:table-row table:style-name="ro18">
          <table:table-cell table:number-columns-repeated="3"/>
          <table:table-cell office:value-type="string" calcext:value-type="string">
            <text:p>WDCORFDSOTAConflAALen</text:p>
          </table:table-cell>
          <table:table-cell office:value-type="string" calcext:value-type="string">
            <text:p>AA length and aa sequence length different</text:p>
          </table:table-cell>
          <table:table-cell office:value-type="string" calcext:value-type="string">
            <text:p>WARN_DCORF_DSOTA_CONFL_AAL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rgeStrategy</text:p>
          </table:table-cell>
          <table:table-cell office:value-type="string" calcext:value-type="string">
            <text:p>check_dsorftrasso_coherence</text:p>
          </table:table-cell>
          <table:table-cell office:value-type="string" calcext:value-type="string">
            <text:p>'The provided amino acid length (' + str( length_aa ) + </text:p>
            <text:p>') and the length of the amino acid sequence (' + </text:p>
            <text:p>str( length_sequence_aa ) + </text:p>
            <text:p>') of the DSORFTranscriptAsso with ID "' + </text:p>
            <text:p>str( dsorftranscriptasso.id ) + '" are not the same.' +</text:p>
            <text:p>' Hence, this length and this sequence will not be considered' +</text:p>
            <text:p>' to create the ORFTranscriptAsso entries (in the PRO database).'</text:p>
          </table:table-cell>
          <table:table-cell table:number-columns-repeated="1014"/>
        </table:table-row>
        <table:table-row table:style-name="ro19">
          <table:table-cell table:number-columns-repeated="3"/>
          <table:table-cell office:value-type="string" calcext:value-type="string">
            <text:p>WDCORFDSOTAConflAANtLen</text:p>
          </table:table-cell>
          <table:table-cell office:value-type="string" calcext:value-type="string">
            <text:p>AA length different from nucleic length / 3 - 1 </text:p>
          </table:table-cell>
          <table:table-cell office:value-type="string" calcext:value-type="string">
            <text:p>WARN_DCORF_DSOTA_CONFL_AANTL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rgeStrategy</text:p>
          </table:table-cell>
          <table:table-cell office:value-type="string" calcext:value-type="string">
            <text:p>check_dsorftrasso_coherence</text:p>
          </table:table-cell>
          <table:table-cell office:value-type="string" calcext:value-type="string">
            <text:p>'The provided amino acid length (' + str( length_aa ) + </text:p>
            <text:p>') and nucleic length (' + str( length_nt ) +</text:p>
            <text:p>+ ') of the DSORFTranscriptAsso with ID "' + </text:p>
            <text:p>str( dsorftranscriptasso.id ) + '" do not agree with each' +</text:p>
            <text:p>' other. Hence, these lengths will not be considered' +</text:p>
            <text:p>' to create the ORFTranscriptAsso entries (in the PRO database)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8">
          <table:table-cell/>
          <table:table-cell office:value-type="string" calcext:value-type="string">
            <text:p>WDCORFTr</text:p>
          </table:table-cell>
          <table:table-cell office:value-type="string" calcext:value-type="string">
            <text:p>WDCORFTrConfl</text:p>
          </table:table-cell>
          <table:table-cell/>
          <table:table-cell table:style-name="ce28" office:value-type="string" calcext:value-type="string">
            <text:p>Conflicting information for a transcript attribute when downloading information from Ensembl</text:p>
          </table:table-cell>
          <table:table-cell table:style-name="ce32" office:value-type="string" calcext:value-type="string">
            <text:p>WARN_DCORF_TR_CONF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puteMissingInfoStrategy</text:p>
          </table:table-cell>
          <table:table-cell office:value-type="string" calcext:value-type="string">
            <text:p>complete_transcript_table</text:p>
          </table:table-cell>
          <table:table-cell table:style-name="ce14" office:value-type="string" calcext:value-type="string">
            <text:p>'The transcript with official ID ' + </text:p>
            <text:p>str( transcript.transcript_id ) +</text:p>
            <text:p>' has been found having the value ' + </text:p>
            <text:p>str( transcript_att_value ) + </text:p>
            <text:p>' for the attribute ' + att +</text:p>
            <text:p>' in the database, whilst Ensembl provides the value ' + </text:p>
            <text:p>Str( pyensembl_tr_att_value ) + ' for this transcript.'</text:p>
          </table:table-cell>
          <table:table-cell table:number-columns-repeated="1014"/>
        </table:table-row>
        <table:table-row table:style-name="ro18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ComputeMissingInfoStrategy</text:p>
          </table:table-cell>
          <table:table-cell office:value-type="string" calcext:value-type="string">
            <text:p>complete_transcript_table</text:p>
          </table:table-cell>
          <table:table-cell table:style-name="ce14" office:value-type="string" calcext:value-type="string">
            <text:p>'The transcript with official ID ' + </text:p>
            <text:p>str( transcript.transcript_id ) +</text:p>
            <text:p>' has been found having the value ' + </text:p>
            <text:p>str( transcript_att_value ) + </text:p>
            <text:p>' for the attribute ' + att +</text:p>
            <text:p>' in the database, whilst Ensembl provide the value ' + </text:p>
            <text:p>Str( pyensembl_tr_att_value ) + ' for this transcript.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8">
          <table:table-cell table:style-name="ce13" office:value-type="string" calcext:value-type="string">
            <text:p>WMerg </text:p>
          </table:table-cell>
          <table:table-cell office:value-type="string" calcext:value-type="string">
            <text:p>WMergConfl </text:p>
          </table:table-cell>
          <table:table-cell office:value-type="string" calcext:value-type="string">
            <text:p>WMergConflTr </text:p>
          </table:table-cell>
          <table:table-cell/>
          <table:table-cell office:value-type="string" calcext:value-type="string">
            <text:p>Conflicting information for an attribute when merging several DSTranscript entries</text:p>
          </table:table-cell>
          <table:table-cell office:value-type="string" calcext:value-type="string">
            <text:p>WARN_MERG_CONFL_T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rgeStrategy</text:p>
          </table:table-cell>
          <table:table-cell office:value-type="string" calcext:value-type="string">
            <text:p>merge_dstranscripts</text:p>
          </table:table-cell>
          <table:table-cell office:value-type="string" calcext:value-type="string">
            <text:p>'Several values have been found for the' +</text:p>
            <text:p>' attribute ' + str( att ) + ' whilst creating' +</text:p>
            <text:p>' the Transcript with ID "' + str( transcript_id ) + </text:p>
            <text:p>'" by merging the DSTranscript with IDs "' + </text:p>
            <text:p>', '.join( transcript_val[ 'related_dstranscript_ids' ] ) + </text:p>
            <text:p>'" (' + str( [ e for e in att_value if ( e != None ) ] ) + ').' +</text:p>
            <text:p>' Hence the value of this attribute has been set to None.'</text:p>
          </table:table-cell>
          <table:table-cell table:number-columns-repeated="1014"/>
        </table:table-row>
        <table:table-row table:style-name="ro19">
          <table:table-cell table:number-columns-repeated="2"/>
          <table:table-cell office:value-type="string" calcext:value-type="string">
            <text:p>WMergConflGeneAssoTr </text:p>
          </table:table-cell>
          <table:table-cell/>
          <table:table-cell office:value-type="string" calcext:value-type="string">
            <text:p>Same official transcript ID (e.g. ENST…) associated with several genes</text:p>
          </table:table-cell>
          <table:table-cell office:value-type="string" calcext:value-type="string">
            <text:p>WARN_MERG_CONFL_GENE_ASSO_T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rgeStrategy</text:p>
          </table:table-cell>
          <table:table-cell office:value-type="string" calcext:value-type="string">
            <text:p>merge_dstranscripts</text:p>
          </table:table-cell>
          <table:table-cell office:value-type="string" calcext:value-type="string">
            <text:p>'The official transcript ID "' + </text:p>
            <text:p>str( previous_transcript_id ) +</text:p>
            <text:p>'" has been found associated with several genes: "' + </text:p>
            <text:p>', '.join( all_gene_ids_for_transcript ) + </text:p>
            <text:p>'". Hence, several distinct entries will be created in' +</text:p>
            <text:p>' the Transcripts table (PRO database)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3">
          <table:table-cell table:style-name="ce13" office:value-type="string" calcext:value-type="string">
            <text:p>WRelCoord </text:p>
          </table:table-cell>
          <table:table-cell table:style-name="ce17" office:value-type="string" calcext:value-type="string">
            <text:p>WRelCoordConfl </text:p>
          </table:table-cell>
          <table:table-cell table:style-name="ce17" office:value-type="string" calcext:value-type="string">
            <text:p>WRelCoordConflSartCodon </text:p>
          </table:table-cell>
          <table:table-cell/>
          <table:table-cell office:value-type="string" calcext:value-type="string">
            <text:p>Two different start codon sequences have been found, probably due to versioning issues</text:p>
          </table:table-cell>
          <table:table-cell office:value-type="string" calcext:value-type="string">
            <text:p>WARN_RELCOORD_CONFL_STARTCOD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mputeKozakContextStrategy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The ORFTranscriptAsso entry with the ID "' + str( ota.id ) + </text:p>
            <text:p>' has been registered as starting with the codon' + </text:p>
            <text:p>ota.start_codon_seq + ' whilst the start codon found using' +</text:p>
            <text:p>' the relative start position and the transcript sequence is ' +</text:p>
            <text:p>start_codon_seq + '. This may be relate to versioning' +</text:p>
            <text:p>'-related issues when computing the relative start and' +</text:p>
            <text:p>' stop positions. Hence these positions will be removed' +</text:p>
            <text:p>' for this entry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9">
          <table:table-cell table:style-name="ce13" office:value-type="string" calcext:value-type="string">
            <text:p>WORFCat </text:p>
          </table:table-cell>
          <table:table-cell office:value-type="string" calcext:value-type="string">
            <text:p>WORFCatProvNotInDict</text:p>
          </table:table-cell>
          <table:table-cell table:number-columns-repeated="2"/>
          <table:table-cell office:value-type="string" calcext:value-type="string">
            <text:p>Provided category found in the database but not in the association dictionary</text:p>
          </table:table-cell>
          <table:table-cell office:value-type="string" calcext:value-type="string">
            <text:p>WARN_ORFCAT_PROV_NOTIN_DICT</text:p>
          </table:table-cell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AnnotateORFStrategy</text:p>
          </table:table-cell>
          <table:table-cell office:value-type="string" calcext:value-type="string">
            <text:p>compute_orf_category</text:p>
          </table:table-cell>
          <table:table-cell table:style-name="ce14" office:value-type="string" calcext:value-type="string">
            <text:p>'The category "' + prov_cat + '" has been found in the' +</text:p>
            <text:p>' provided categories associated with the ORFTranscriptAsso' +</text:p>
            <text:p>' with ID "' + str( orftranscriptasso.id ) + </text:p>
            <text:p>'", and this provided category is not associated to any' +</text:p>
            <text:p>' "computed" category in the dictionary.' +</text:p>
            <text:p>' Hence, this ORF annotation will not be considered.' </text:p>
          </table:table-cell>
          <table:table-cell table:number-columns-repeated="1014"/>
        </table:table-row>
        <table:table-row table:style-name="ro1">
          <table:table-cell table:style-name="ce13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1014"/>
        </table:table-row>
        <table:table-row table:style-name="ro18">
          <table:table-cell table:style-name="ce13" office:value-type="string" calcext:value-type="string">
            <text:p>WORFAnnot</text:p>
          </table:table-cell>
          <table:table-cell office:value-type="string" calcext:value-type="string">
            <text:p>WORFAnnotConfl</text:p>
          </table:table-cell>
          <table:table-cell office:value-type="string" calcext:value-type="string">
            <text:p>WORFAnnotConfStrd</text:p>
          </table:table-cell>
          <table:table-cell/>
          <table:table-cell office:value-type="string" calcext:value-type="string">
            <text:p>Conflicting information: the strand of the ORF and the strand of its transcript are different</text:p>
          </table:table-cell>
          <table:table-cell office:value-type="string" calcext:value-type="string">
            <text:p>WARN_ORFANNOT_CONFL_STRD</text:p>
          </table:table-cell>
          <table:table-cell table:style-name="ce14" office:value-type="float" office:value="27" calcext:value-type="float">
            <text:p>27</text:p>
          </table:table-cell>
          <table:table-cell office:value-type="string" calcext:value-type="string">
            <text:p>AnnotateORFStrategy</text:p>
          </table:table-cell>
          <table:table-cell office:value-type="string" calcext:value-type="string">
            <text:p>compute_orf_annotation</text:p>
          </table:table-cell>
          <table:table-cell table:style-name="ce14" office:value-type="string" calcext:value-type="string">
            <text:p>'The ORF with ID "' + str( orf.id ) + </text:p>
            <text:p>'" is located on the ' + orf.strand + ' strand,'</text:p>
            <text:p>' while its related transcript (ID "' + </text:p>
            <text:p>str( transcript.id ) + '") is located on the ' + </text:p>
            <text:p>transcript.strand + ' strand' +</text:p>
            <text:p>' (ORFTranscriptAsso ID: "' + str( orftranscriptasso.id ) + </text:p>
            <text:p>'").'</text:p>
          </table:table-cell>
          <table:table-cell table:number-columns-repeated="1014"/>
        </table:table-row>
        <table:table-row table:style-name="ro1">
          <table:table-cell table:style-name="ce13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1014"/>
        </table:table-row>
        <table:table-row table:style-name="ro19">
          <table:table-cell table:style-name="ce13" office:value-type="string" calcext:value-type="string">
            <text:p>WMeta </text:p>
          </table:table-cell>
          <table:table-cell office:value-type="string" calcext:value-type="string">
            <text:p>WMetaEnsemblRelease </text:p>
          </table:table-cell>
          <table:table-cell office:value-type="string" calcext:value-type="string">
            <text:p>WMetaEnsemblReleaseConfl </text:p>
          </table:table-cell>
          <table:table-cell/>
          <table:table-cell office:value-type="string" calcext:value-type="string">
            <text:p>Conflicting information about the Ensembl release used in the database</text:p>
          </table:table-cell>
          <table:table-cell office:value-type="string" calcext:value-type="string">
            <text:p>WARN_META_ENSEMBL_RELEASE_CONFL</text:p>
          </table:table-cell>
          <table:table-cell table:style-name="ce14" office:value-type="float" office:value="22" calcext:value-type="float">
            <text:p>22</text:p>
          </table:table-cell>
          <table:table-cell office:value-type="string" calcext:value-type="string">
            <text:p>ComputeMissingInfoStrategy</text:p>
          </table:table-cell>
          <table:table-cell office:value-type="string" calcext:value-type="string">
            <text:p>download_missing_info</text:p>
          </table:table-cell>
          <table:table-cell table:style-name="ce14" office:value-type="string" calcext:value-type="string">
            <text:p>'An Ensembl release different from the one used by the program (' +</text:p>
            <text:p>str( Constants.CURRENT_ENSEMBL_RELEASE ) + </text:p>
            <text:p>') has been found in the PROMetadata table (' +</text:p>
            <text:p>Constants.METATABLE_CURRENT_ENSEMBL_RELEASE + ': ' +</text:p>
            <text:p>str( metadata_current_ensembl_release.value ) + </text:p>
            <text:p>'). Hence, this entry of the PROMetadata table will be updated.'</text:p>
          </table:table-cell>
          <table:table-cell table:number-columns-repeated="1014"/>
        </table:table-row>
        <table:table-row table:style-name="ro1">
          <table:table-cell table:style-name="ce13"/>
          <table:table-cell table:number-columns-repeated="5"/>
          <table:table-cell table:style-name="ce14"/>
          <table:table-cell table:number-columns-repeated="2"/>
          <table:table-cell table:style-name="ce14"/>
          <table:table-cell table:number-columns-repeated="1014"/>
        </table:table-row>
        <table:table-row table:style-name="ro21">
          <table:table-cell table:style-name="ce13" office:value-type="string" calcext:value-type="string">
            <text:p>WEnsembl </text:p>
          </table:table-cell>
          <table:table-cell table:style-name="ce17" office:value-type="string" calcext:value-type="string">
            <text:p>WEnsemblTr </text:p>
          </table:table-cell>
          <table:table-cell office:value-type="string" calcext:value-type="string">
            <text:p>WEnsemblTrNotFound </text:p>
          </table:table-cell>
          <table:table-cell/>
          <table:table-cell office:value-type="string" calcext:value-type="string">
            <text:p>Transcript ID / name not found in Ensembl databases</text:p>
          </table:table-cell>
          <table:table-cell office:value-type="string" calcext:value-type="string">
            <text:p>WARN_ENSEMBL_TR_NOT_FOUN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puteMissingInfoStrategy</text:p>
          </table:table-cell>
          <table:table-cell office:value-type="string" calcext:value-type="string">
            <text:p>complete_transcript_table</text:p>
          </table:table-cell>
          <table:table-cell table:style-name="ce14" office:value-type="string" calcext:value-type="string">
            <text:p>'Query in Ensembl database for the transcript with' +</text:p>
            <text:p> ' official ID / name ' + str( transcript.transcript_id ) + </text:p>
            <text:p>' (ID in Transcript table: ' + str( transcript.id ) +</text:p>
            <text:p>') failed.'</text:p>
          </table:table-cell>
          <table:table-cell table:number-columns-repeated="1014"/>
        </table:table-row>
        <table:table-row table:style-name="ro21"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ComputeMissingInfoStrategy</text:p>
          </table:table-cell>
          <table:table-cell office:value-type="string" calcext:value-type="string">
            <text:p>complete_transcript_table</text:p>
          </table:table-cell>
          <table:table-cell table:style-name="ce14" office:value-type="string" calcext:value-type="string">
            <text:p>'Query in Ensembl database for the transcript with' +</text:p>
            <text:p> ' official ID / name ' + str( transcript.transcript_id ) + </text:p>
            <text:p>' (ID in Transcript table: ' + str( transcript.id ) +</text:p>
            <text:p>') failed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efLogger</text:p>
          </table:table-cell>
          <table:table-cell office:value-type="string" calcext:value-type="string">
            <text:p>__init__</text:p>
          </table:table-cell>
          <table:table-cell office:value-type="string" calcext:value-type="string">
            <text:p>'A warning related to gene references has been raised' +</text:p>
            <text:p>' during the execution of the program. All warnings related' +</text:p>
            <text:p>' to the gene references will be logged in the file "' + </text:p>
            <text:p>str( log_path ) + '". Please see the documentation for' +</text:p>
            <text:p>' more information.'</text:p>
          </table:table-cell>
          <table:table-cell table:number-columns-repeated="1014"/>
        </table:table-row>
        <table:table-row table:style-name="ro1" table:number-rows-repeated="6">
          <table:table-cell table:number-columns-repeated="4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1014"/>
        </table:table-row>
        <table:table-row table:style-name="ro1" table:number-rows-repeated="3"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14"/>
          <table:table-cell table:number-columns-repeated="2"/>
          <table:table-cell table:style-name="ce14"/>
          <table:table-cell table:number-columns-repeated="1014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" table:style-name="ta1">
        <table:table-column table:style-name="co1" table:default-cell-style-name="ce36"/>
        <table:table-column table:style-name="co15" table:default-cell-style-name="ce37"/>
        <table:table-column table:style-name="co1" table:default-cell-style-name="ce37"/>
        <table:table-column table:style-name="co16" table:default-cell-style-name="ce37"/>
        <table:table-column table:style-name="co17" table:default-cell-style-name="ce37"/>
        <table:table-column table:style-name="co7" table:default-cell-style-name="ce56"/>
        <table:table-column table:style-name="co18" table:default-cell-style-name="ce45"/>
        <table:table-column table:style-name="co19" table:default-cell-style-name="ce45"/>
        <table:table-column table:style-name="co9" table:default-cell-style-name="ce37"/>
        <table:table-column table:style-name="co20" table:default-cell-style-name="ce45"/>
        <table:table-column table:style-name="co11" table:default-cell-style-name="ce37"/>
        <table:table-column table:style-name="co12" table:default-cell-style-name="ce37"/>
        <table:table-column table:style-name="co14" table:number-columns-repeated="1012" table:default-cell-style-name="ce37"/>
        <table:table-row table:style-name="ro1">
          <table:table-cell office:value-type="string" calcext:value-type="string">
            <text:p>Type of error</text:p>
          </table:table-cell>
          <table:table-cell table:number-columns-repeated="4"/>
          <table:table-cell table:style-name="ce55" office:value-type="string" calcext:value-type="string">
            <text:p>Error cat.</text:p>
          </table:table-cell>
          <table:table-cell table:style-name="ce44" office:value-type="string" calcext:value-type="string">
            <text:p>Desc.</text:p>
          </table:table-cell>
          <table:table-cell table:style-name="ce44" office:value-type="string" calcext:value-type="string">
            <text:p>Class logging the error</text:p>
          </table:table-cell>
          <table:table-cell table:style-name="ce36" office:value-type="string" calcext:value-type="string">
            <text:p>Method</text:p>
          </table:table-cell>
          <table:table-cell table:style-name="ce44" office:value-type="string" calcext:value-type="string">
            <text:p>Message</text:p>
          </table:table-cell>
          <table:table-cell table:style-name="ce36" office:value-type="string" calcext:value-type="string">
            <text:p>Related exception</text:p>
          </table:table-cell>
          <table:table-cell table:style-name="ce36" office:value-type="string" calcext:value-type="string">
            <text:p>Method raising except.</text:p>
          </table:table-cell>
          <table:table-cell table:style-name="ce36"/>
          <table:table-cell table:number-columns-repeated="1011"/>
        </table:table-row>
        <table:table-row table:style-name="ro13">
          <table:table-cell office:value-type="string" calcext:value-type="string">
            <text:p>EPars </text:p>
          </table:table-cell>
          <table:table-cell table:style-name="ce40"/>
          <table:table-cell office:value-type="string" calcext:value-type="string">
            <text:p>EparsParsing</text:p>
          </table:table-cell>
          <table:table-cell/>
          <table:table-cell office:value-type="string" calcext:value-type="string">
            <text:p>ERR_PARS_PARSING</text:p>
          </table:table-cell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Parsing related errors</text:p>
          </table:table-cell>
          <table:table-cell office:value-type="string" calcext:value-type="string">
            <text:p>Insertion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InsertionStrategy.execute(): An error occured parsing' +</text:p>
            <text:p>' the gene list "' + gene_list </text:p>
          </table:table-cell>
          <table:table-cell office:value-type="string" calcext:value-type="string">
            <text:p>DenCellORFException</text:p>
          </table:table-cell>
          <table:table-cell office:value-type="string" calcext:value-type="string">
            <text:p>parser_wrapper.execute()</text:p>
          </table:table-cell>
          <table:table-cell table:style-name="ce36"/>
          <table:table-cell table:number-columns-repeated="1011"/>
        </table:table-row>
        <table:table-row table:style-name="ro14">
          <table:table-cell table:number-columns-repeated="5"/>
          <table:table-cell office:value-type="float" office:value="1" calcext:value-type="float">
            <text:p>1</text:p>
          </table:table-cell>
          <table:table-cell table:style-name="ce57"/>
          <table:table-cell office:value-type="string" calcext:value-type="string">
            <text:p>InsertionStrategy</text:p>
          </table:table-cell>
          <table:table-cell office:value-type="string" calcext:value-type="string">
            <text:p>execute</text:p>
          </table:table-cell>
          <table:table-cell table:style-name="ce37" office:value-type="string" calcext:value-type="string">
            <text:p>'InsertionStrategy.execute(): An error occurred trying to' +</text:p>
            <text:p>' parse the data from ' + data_source + ': ' + str( e ) + </text:p>
            <text:p>' Hence the data from this source will not be inserted' +</text:p>
            <text:p>' in the databas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parser_wrapper.execute()</text:p>
          </table:table-cell>
          <table:table-cell table:style-name="ce36"/>
          <table:table-cell table:number-columns-repeated="1011"/>
        </table:table-row>
        <table:table-row table:style-name="ro1">
          <table:table-cell table:number-columns-repeated="6"/>
          <table:table-cell table:style-name="ce57"/>
          <table:table-cell table:number-columns-repeated="2"/>
          <table:table-cell table:style-name="ce37"/>
          <table:table-cell table:number-columns-repeated="2"/>
          <table:table-cell table:style-name="ce36"/>
          <table:table-cell table:number-columns-repeated="1011"/>
        </table:table-row>
        <table:table-row table:style-name="ro14">
          <table:table-cell table:number-columns-repeated="2"/>
          <table:table-cell office:value-type="string" calcext:value-type="string">
            <text:p>EParsParser </text:p>
          </table:table-cell>
          <table:table-cell/>
          <table:table-cell office:value-type="string" calcext:value-type="string">
            <text:p>ERR_PARS_PARSER</text:p>
          </table:table-cell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Parser related errors</text:p>
          </table:table-cell>
          <table:table-cell office:value-type="string" calcext:value-type="string">
            <text:p>InsertionStrategy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InsertionStrategy().execute(): An error occurred trying' +</text:p>
            <text:p>' to instantiate the ParserWrapper for ' + data_source + '\n' + </text:p>
            <text:p>str( e ) + '\n Hence data from this source will not be' +</text:p>
            <text:p>' inserted in the databas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ParserWrapper()</text:p>
          </table:table-cell>
          <table:table-cell table:style-name="ce36"/>
          <table:table-cell table:number-columns-repeated="1011"/>
        </table:table-row>
        <table:table-row table:style-name="ro1">
          <table:table-cell table:number-columns-repeated="6"/>
          <table:table-cell table:style-name="ce44" table:number-columns-repeated="2"/>
          <table:table-cell table:style-name="ce36"/>
          <table:table-cell table:style-name="ce44"/>
          <table:table-cell table:style-name="ce36" table:number-columns-repeated="3"/>
          <table:table-cell table:number-columns-repeated="1011"/>
        </table:table-row>
        <table:table-row table:style-name="ro13">
          <table:table-cell office:value-type="string" calcext:value-type="string">
            <text:p>EDCORF</text:p>
          </table:table-cell>
          <table:table-cell office:value-type="string" calcext:value-type="string">
            <text:p>EDCORFConfl</text:p>
          </table:table-cell>
          <table:table-cell office:value-type="string" calcext:value-type="string">
            <text:p>EDCORFConflDSTr</text:p>
          </table:table-cell>
          <table:table-cell/>
          <table:table-cell office:value-type="string" calcext:value-type="string">
            <text:p>ERR_DCORF_CONFL_DS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e transcript with different properties</text:p>
          </table:table-cell>
          <table:table-cell office:value-type="string" calcext:value-type="string">
            <text:p>Johnstone2016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The transcript ' + transcript_id + ' (from ' + self.data_source +</text:p>
            <text:p>' has been found several time with different properties: ' + e.get_message()</text:p>
          </table:table-cell>
          <table:table-cell office:value-type="string" calcext:value-type="string">
            <text:p>DenCellORFObjUpdateException</text:p>
          </table:table-cell>
          <table:table-cell office:value-type="string" calcext:value-type="string">
            <text:p>DSTranscript.updat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ckowiak2015</text:p>
          </table:table-cell>
          <table:table-cell office:value-type="string" calcext:value-type="string">
            <text:p>execute</text:p>
          </table:table-cell>
          <table:table-cell table:style-name="ce37" office:value-type="string" calcext:value-type="string">
            <text:p>'The transcript ' + transcript_id + ' (from ' + self.data_source +</text:p>
            <text:p>' has been found several time with different properties: ' + e.get_message()</text:p>
          </table:table-cell>
          <table:table-cell office:value-type="string" calcext:value-type="string">
            <text:p>DenCellORFObjUpdateException</text:p>
          </table:table-cell>
          <table:table-cell office:value-type="string" calcext:value-type="string">
            <text:p>DSTranscript.updat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RFs_org</text:p>
          </table:table-cell>
          <table:table-cell office:value-type="string" calcext:value-type="string">
            <text:p>parse_file_content</text:p>
          </table:table-cell>
          <table:table-cell office:value-type="string" calcext:value-type="string">
            <text:p>'The transcript ' + transcript_id + ' (from ' + self.data_source +</text:p>
            <text:p>' has been found several time with different properties: ' + e.get_message()</text:p>
          </table:table-cell>
          <table:table-cell office:value-type="string" calcext:value-type="string">
            <text:p>DenCellORFObjUpdateException</text:p>
          </table:table-cell>
          <table:table-cell office:value-type="string" calcext:value-type="string">
            <text:p>DSTranscript.updat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umont2016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The transcript ' + transcript_id + ' (from ' + self.data_source +</text:p>
            <text:p>' has been found several time with different properties: ' + e.get_message()</text:p>
          </table:table-cell>
          <table:table-cell office:value-type="string" calcext:value-type="string">
            <text:p>DenCellORFObjUpdateException</text:p>
          </table:table-cell>
          <table:table-cell office:value-type="string" calcext:value-type="string">
            <text:p>DSTranscript.update(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table:style-name="ce40"/>
          <table:table-cell office:value-type="string" calcext:value-type="string">
            <text:p>EDCORFConflDSORF</text:p>
          </table:table-cell>
          <table:table-cell/>
          <table:table-cell office:value-type="string" calcext:value-type="string">
            <text:p>ERR_DCORF_CONFL_DSO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ORF with different properties</text:p>
          </table:table-cell>
          <table:table-cell office:value-type="string" calcext:value-type="string">
            <text:p>Johnstone2016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The ORF "' + orf_id + '" (from ' + self.data_source + </text:p>
            <text:p>') registered under the original ORF ID "' + existing_dsorftranscriptasso.orf_id + '"), ' +  </text:p>
            <text:p>' has been found several time as being associated with the transcript ' + dstranscript.transcript_id +</text:p>
            <text:p>' with different properties: ' + e.get_message()</text:p>
          </table:table-cell>
          <table:table-cell office:value-type="string" calcext:value-type="string">
            <text:p>DenCellORFObjUpdateException</text:p>
          </table:table-cell>
          <table:table-cell office:value-type="string" calcext:value-type="string">
            <text:p>DSORFTranscriptAsso.update()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ckowiak2015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The ORF "' + orf_id + '" (from ' + self.data_source + </text:p>
            <text:p>') registered under the original ORF ID "' + existing_dsorftranscriptasso.orf_id + '"), ' +  </text:p>
            <text:p>' has been found several time as being associated with the transcript ' + dstranscript.transcript_id +</text:p>
            <text:p>' with different properties: ' + e.get_message()</text:p>
          </table:table-cell>
          <table:table-cell office:value-type="string" calcext:value-type="string">
            <text:p>DenCellORFObjUpdateException</text:p>
          </table:table-cell>
          <table:table-cell office:value-type="string" calcext:value-type="string">
            <text:p>DSORFTranscriptAsso.update()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RFs_org</text:p>
          </table:table-cell>
          <table:table-cell office:value-type="string" calcext:value-type="string">
            <text:p>parse_file_content</text:p>
          </table:table-cell>
          <table:table-cell office:value-type="string" calcext:value-type="string">
            <text:p>'The ORF "' + orf_id + '" (from ' + self.data_source + </text:p>
            <text:p>') registered under the original ORF ID "' + existing_dsorftranscriptasso.orf_id + '"), ' +  </text:p>
            <text:p>' has been found several time as being associated with the transcript ' + dstranscript.transcript_id +</text:p>
            <text:p>' with different properties: ' + e.get_message()</text:p>
          </table:table-cell>
          <table:table-cell office:value-type="string" calcext:value-type="string">
            <text:p>DenCellORFObjUpdateException</text:p>
          </table:table-cell>
          <table:table-cell office:value-type="string" calcext:value-type="string">
            <text:p>DSORFTranscriptAsso.update()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aumont2016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The ORF "' + orf_id + '" (from ' + self.data_source + </text:p>
            <text:p>') registered under the original ORF ID "' + existing_dsorftranscriptasso.orf_id + '"), ' +  </text:p>
            <text:p>' has been found several time as being associated with the transcript ' + dstranscript.transcript_id +</text:p>
            <text:p>' with different properties: ' + e.get_message()</text:p>
          </table:table-cell>
          <table:table-cell office:value-type="string" calcext:value-type="string">
            <text:p>DenCellORFObjUpdateException</text:p>
          </table:table-cell>
          <table:table-cell office:value-type="string" calcext:value-type="string">
            <text:p>DSORFTranscriptAsso.update(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5">
          <table:table-cell office:value-type="string" calcext:value-type="string">
            <text:p>EGeneList </text:p>
          </table:table-cell>
          <table:table-cell/>
          <table:table-cell office:value-type="string" calcext:value-type="string">
            <text:p>EGeneListFormat </text:p>
          </table:table-cell>
          <table:table-cell/>
          <table:table-cell office:value-type="string" calcext:value-type="string">
            <text:p>ERR_GENELIST_F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 list information at unexpected format</text:p>
          </table:table-cell>
          <table:table-cell office:value-type="string" calcext:value-type="string">
            <text:p>NCBIGeneList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NCBIGeneList.execute(): Error during parsing of external references for the gene NCBI ID ' +</text:p>
            <text:p>current_id + '. The external reference: ' + r + ' is in an unexpected format (expected as "database:ID").' +</text:p>
            <text:p>' Hence, this reference will not be recorded as an alias of the gene in the database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3">
          <table:table-cell office:value-type="string" calcext:value-type="string">
            <text:p>ESQL</text:p>
          </table:table-cell>
          <table:table-cell/>
          <table:table-cell office:value-type="string" calcext:value-type="string">
            <text:p>ESQLSession</text:p>
          </table:table-cell>
          <table:table-cell/>
          <table:table-cell office:value-type="string" calcext:value-type="string">
            <text:p>ERR_SQL_S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ssion and commit – related errors</text:p>
          </table:table-cell>
          <table:table-cell office:value-type="string" calcext:value-type="string">
            <text:p>AddReleaseVersion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AddReleaseVersionStrategy.execute(): An error occurred trying to' +</text:p>
            <text:p>' create a session to the databas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elf.get_sqlmanager_instance().get_session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letion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DeletionStrategy.execute(): An error occurred while trying to' +</text:p>
            <text:p>' create a session to the databas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QLManagerDS.get_instance().get_session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ceInsertion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ForceInsertionStrategy.execute(): An error occurred while trying to' +</text:p>
            <text:p>' create a session to the databas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QLManagerDS.get_instance().get_session()</text:p>
          </table:table-cell>
          <table:table-cell table:number-columns-repeated="1012"/>
        </table:table-row>
        <table:table-row table:style-name="ro16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ceInsertionStrategy / Logged in exception message</text:p>
          </table:table-cell>
          <table:table-cell office:value-type="string" calcext:value-type="string">
            <text:p>insert_datasource</text:p>
          </table:table-cell>
          <table:table-cell office:value-type="string" calcext:value-type="string">
            <text:p>'An error occurred trying to insert the data from ' +</text:p>
            <text:p>data_source + '.' </text:p>
          </table:table-cell>
          <table:table-cell office:value-type="string" calcext:value-type="string">
            <text:p>DenCellORFException</text:p>
          </table:table-cell>
          <table:table-cell office:value-type="string" calcext:value-type="string">
            <text:p>SQLManagerDS.get_instance().batch_insert_to_db()</text:p>
          </table:table-cell>
          <table:table-cell table:number-columns-repeated="1012"/>
        </table:table-row>
        <table:table-row table:style-name="ro24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nerateBEDContentStrategy / Logged in exception message</text:p>
          </table:table-cell>
          <table:table-cell/>
          <table:table-cell office:value-type="string" calcext:value-type="string">
            <text:p>'GenerateBEDContentStrategy.execute(): An error occurred trying to' +</text:p>
            <text:p>' create a session to the databas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QLManagerPRO.get_instance().get_session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nerateBEDFile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GenerateBEDFile.execute(): An error occurred trying to' +</text:p>
            <text:p> ' create a session to the databas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QLManagerPRO.get_instance().get_session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nerateFastaFile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GenerateFastaFileStrategy.execute(): An error occurred trying to' +</text:p>
            <text:p>' create a session to the databas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QLManagerPRO.get_instance().get_session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nerateGFFFile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GenerateGFFFileStrategy.execute(): An error occurred trying to' +</text:p>
            <text:p>' create a session to the databas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QLManagerPRO.get_instance().get_session()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ertionStrategy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InsertionStrategy.execute(): An error occurred trying to' +</text:p>
            <text:p>' insert the data from ' + data_source + ': ' + </text:p>
            <text:p>str( e ) + ' Hence the data from this source will' +</text:p>
            <text:p>' not be inserted in the databas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elf.batch_insert_to_db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tore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RestoreStrategy.execute(): An error occurred while trying to' +</text:p>
            <text:p>' create a session to the database.'</text:p>
          </table:table-cell>
          <table:table-cell office:value-type="string" calcext:value-type="string">
            <text:p>DenCellORFException</text:p>
          </table:table-cell>
          <table:table-cell office:value-type="string" calcext:value-type="string">
            <text:p>self.get_sqlmanager_instance().get_instance().get_session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tore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An error occurred trying to commit changes after insertion' +</text:p>
            <text:p>' of data in the ' + tablename + ' tabl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elf.get_sqlmanager_instance().commit()</text:p>
          </table:table-cell>
          <table:table-cell table:number-columns-repeated="1012"/>
        </table:table-row>
        <table:table-row table:style-name="ro2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SQLFile</text:p>
          </table:table-cell>
          <table:table-cell/>
          <table:table-cell office:value-type="string" calcext:value-type="string">
            <text:p>ERR_SQL_FI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L related errors</text:p>
          </table:table-cell>
          <table:table-cell office:value-type="string" calcext:value-type="string">
            <text:p>SQLManager</text:p>
          </table:table-cell>
          <table:table-cell office:value-type="string" calcext:value-type="string">
            <text:p>remove_sqlite_db</text:p>
          </table:table-cell>
          <table:table-cell office:value-type="string" calcext:value-type="string">
            <text:p>'SQLManager.remove_sqlite_db(): There is no file to delete at' + str( path ) + '.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7"/>
          <table:table-cell table:number-columns-repeated="1014"/>
        </table:table-row>
        <table:table-row table:style-name="ro13">
          <table:table-cell office:value-type="string" calcext:value-type="string">
            <text:p>EDBCheck</text:p>
          </table:table-cell>
          <table:table-cell/>
          <table:table-cell office:value-type="string" calcext:value-type="string">
            <text:p>EDBCheck</text:p>
          </table:table-cell>
          <table:table-cell/>
          <table:table-cell office:value-type="string" calcext:value-type="string">
            <text:p>ERR_DBCHE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base check related errors</text:p>
          </table:table-cell>
          <table:table-cell office:value-type="string" calcext:value-type="string">
            <text:p>AnnotateORFStrategy / Logged in exception message</text:p>
          </table:table-cell>
          <table:table-cell office:value-type="string" calcext:value-type="string">
            <text:p>execute</text:p>
          </table:table-cell>
          <table:table-cell table:style-name="ce37" office:value-type="string" calcext:value-type="string">
            <text:p>' An error occurred whilst checking the database prior to' +</text:p>
            <text:p>' compute missing information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DatabaseCheckStrategy().execut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table:style-name="ce47" office:value-type="string" calcext:value-type="string">
            <text:p>ComputeMissingInfo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 An error occurred whilst checking the database prior to' +</text:p>
            <text:p>' compute missing information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DatabaseCheckStrategy().execut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lter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 An error occurred whilst checking the database prior to' +</text:p>
            <text:p>' compute missing information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DatabaseCheckStrategy().execut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rge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 An error occurred whilst checking the database prior to' +</text:p>
            <text:p>' compute missing information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DatabaseCheckStrategy().execut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ceMergeDSOTA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 An error occurred whilst checking the database prior to' +</text:p>
            <text:p>' compute missing information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DatabaseCheckStrategy().execut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table:style-name="ce58" office:value-type="string" calcext:value-type="string">
            <text:p>InsertionStrategy / Logged in exception message</text:p>
          </table:table-cell>
          <table:table-cell table:style-name="Default" office:value-type="string" calcext:value-type="string">
            <text:p>execute</text:p>
          </table:table-cell>
          <table:table-cell office:value-type="string" calcext:value-type="string">
            <text:p>' An error occurred whilst checking the database prior to' +</text:p>
            <text:p>' compute missing information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DatabaseCheckStrategy().execut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ftOverStrategy / Logged in exception message</text:p>
          </table:table-cell>
          <table:table-cell table:style-name="Default" office:value-type="string" calcext:value-type="string">
            <text:p>execute</text:p>
          </table:table-cell>
          <table:table-cell office:value-type="string" calcext:value-type="string">
            <text:p>' An error occurred whilst checking the database prior to' +</text:p>
            <text:p>' compute missing information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DatabaseCheckStrategy().execute(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3">
          <table:table-cell office:value-type="string" calcext:value-type="string">
            <text:p>EFileHand </text:p>
          </table:table-cell>
          <table:table-cell/>
          <table:table-cell office:value-type="string" calcext:value-type="string">
            <text:p>EFileHand </text:p>
          </table:table-cell>
          <table:table-cell/>
          <table:table-cell office:value-type="string" calcext:value-type="string">
            <text:p>ERR_FILEH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e reading and writing related errors</text:p>
          </table:table-cell>
          <table:table-cell office:value-type="string" calcext:value-type="string">
            <text:p>ForceInsertionStrategy / Logged in exception message</text:p>
          </table:table-cell>
          <table:table-cell office:value-type="string" calcext:value-type="string">
            <text:p>insert_datasource</text:p>
          </table:table-cell>
          <table:table-cell office:value-type="string" calcext:value-type="string">
            <text:p>'An error occurred trying to import the data for the source ' +</text:p>
            <text:p>Data_source + ' from its fil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FileHandlerUtil.get_obj_from_file()</text:p>
          </table:table-cell>
          <table:table-cell table:number-columns-repeated="1012"/>
        </table:table-row>
        <table:table-row table:style-name="ro15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ertionStrategy</text:p>
          </table:table-cell>
          <table:table-cell office:value-type="string" calcext:value-type="string">
            <text:p>batch_insert_to_db</text:p>
          </table:table-cell>
          <table:table-cell office:value-type="string" calcext:value-type="string">
            <text:p>'InsertionStrategy.batch_insert_to_db():' +</text:p>
            <text:p>' An error occurred trying to save data from ' + </text:p>
            <text:p>Source + ': \n' + str( e )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FileHandlerUtil.save_obj_to_file()</text:p>
          </table:table-cell>
          <table:table-cell table:number-columns-repeated="1012"/>
        </table:table-row>
        <table:table-row table:style-name="ro15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rgeStrategy</text:p>
          </table:table-cell>
          <table:table-cell office:value-type="string" calcext:value-type="string">
            <text:p>save_list_of_obj</text:p>
          </table:table-cell>
          <table:table-cell office:value-type="string" calcext:value-type="string">
            <text:p>'MergeStrategy.batch_insert_to_PRO_db():' +</text:p>
            <text:p>' An error occurred trying to save data from ' + </text:p>
            <text:p>Process + ': \n' + str( e )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FileHandlerUtil.save_obj_to_file()</text:p>
          </table:table-cell>
          <table:table-cell table:number-columns-repeated="1012"/>
        </table:table-row>
        <table:table-row table:style-name="ro15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nnotateORFStrategy</text:p>
          </table:table-cell>
          <table:table-cell office:value-type="string" calcext:value-type="string">
            <text:p>batch_insert_to_PRO_db</text:p>
          </table:table-cell>
          <table:table-cell office:value-type="string" calcext:value-type="string">
            <text:p>'AnnotateORFStrategy.batch_insert_to_PRO_db():' +</text:p>
            <text:p>' An error occurred trying to save data from ' + process + </text:p>
            <text:p>': \n' + str( e ) 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FileHandlerUtil.save_obj_to_fil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ckupStrategy / Logged in exception message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BackupStrategy.execute(): An error occurred trying to' +</text:p>
            <text:p>' save data in the file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FileHandlerUtil.save_obj_to_file()</text:p>
          </table:table-cell>
          <table:table-cell table:number-columns-repeated="1012"/>
        </table:table-row>
        <table:table-row table:style-name="ro15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leHandlerUtil / Logged in exception message</text:p>
          </table:table-cell>
          <table:table-cell office:value-type="string" calcext:value-type="string">
            <text:p>save_obj_to_file</text:p>
          </table:table-cell>
          <table:table-cell office:value-type="string" calcext:value-type="string">
            <text:p>'FileHandlerUtil.save_obj_to_file(): An error occurred trying' +</text:p>
            <text:p>' to save the objects in ' + file_path + </text:p>
            <text:p>'. Hence, these data will not be saved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Trying to use Pickler</text:p>
          </table:table-cell>
          <table:table-cell table:number-columns-repeated="1012"/>
        </table:table-row>
        <table:table-row table:style-name="ro15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leHandlerUtil / Logged in exception message</text:p>
          </table:table-cell>
          <table:table-cell office:value-type="string" calcext:value-type="string">
            <text:p>get_obj_from_file</text:p>
          </table:table-cell>
          <table:table-cell office:value-type="string" calcext:value-type="string">
            <text:p>'FileHandlerUtil.get_obj_from_file(): An error occurred trying' +</text:p>
            <text:p>' to get the objects saved in ' + file_path + </text:p>
            <text:p>'. Hence, these data from this file will not be loaded.'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Trying to use UnPickler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leHandlerUtil / Logged in exception message</text:p>
          </table:table-cell>
          <table:table-cell office:value-type="string" calcext:value-type="string">
            <text:p>pandas_df_to_csv</text:p>
          </table:table-cell>
          <table:table-cell office:value-type="string" calcext:value-type="string">
            <text:p>'FileHandlerUtil.pandas_df_to_csv(): An error occurred trying to' +</text:p>
            <text:p>' save the pandas dataframe in ' + file_pat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Pandas to_csv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ileHandlerUtil / Logged in exception message</text:p>
          </table:table-cell>
          <table:table-cell table:style-name="Default" office:value-type="string" calcext:value-type="string">
            <text:p>dict_to_csv</text:p>
          </table:table-cell>
          <table:table-cell table:style-name="Default" office:value-type="string" calcext:value-type="string">
            <text:p>'FileHandlerUtil.dict_to_csv(): An error occurred trying to save' +</text:p>
            <text:p>' the content of the dictionary in ' + file_path</text:p>
          </table:table-cell>
          <table:table-cell table:style-name="Default" office:value-type="string" calcext:value-type="string">
            <text:p>Exception</text:p>
          </table:table-cell>
          <table:table-cell table:style-name="Default" office:value-type="string" calcext:value-type="string">
            <text:p>Trying to write the dictionary content in csv file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rgeStrategy</text:p>
          </table:table-cell>
          <table:table-cell table:style-name="Default" office:value-type="string" calcext:value-type="string">
            <text:p>get_dsorftranscriptasso_to_merge</text:p>
          </table:table-cell>
          <table:table-cell table:style-name="Default" office:value-type="string" calcext:value-type="string">
            <text:p>'An error occurred trying to save the number of ORF (PRO)' +</text:p>
            <text:p>' and Transcript (PRO) entries associated with each existing' +</text:p>
            <text:p>' DSORFTranscriptAsso (DS) in the CSV file. \n' +</text:p>
            <text:p>Str( e )</text:p>
          </table:table-cell>
          <table:table-cell table:style-name="Default" office:value-type="string" calcext:value-type="string">
            <text:p>Exception</text:p>
          </table:table-cell>
          <table:table-cell table:style-name="Default" office:value-type="string" calcext:value-type="string">
            <text:p>FileHandlerUtil.pandas_df_to_csv()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rgeStrategy</text:p>
          </table:table-cell>
          <table:table-cell table:style-name="Default" office:value-type="string" calcext:value-type="string">
            <text:p>get_dsorftranscriptasso_to_merge</text:p>
          </table:table-cell>
          <table:table-cell table:style-name="Default" office:value-type="string" calcext:value-type="string">
            <text:p>'An error occurred trying to save the number of' +</text:p>
            <text:p>' DSORFTranscriptAsso (DS) associated with each' +</text:p>
            <text:p>' ( ORF (PRO), Transcript (PRO) ) existing tuple in the CSV file. \n' +</text:p>
            <text:p>Str( e )</text:p>
          </table:table-cell>
          <table:table-cell table:style-name="Default" office:value-type="string" calcext:value-type="string">
            <text:p>Exception</text:p>
          </table:table-cell>
          <table:table-cell table:style-name="Default" office:value-type="string" calcext:value-type="string">
            <text:p>FileHandlerUtil.pandas_df_to_csv()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rgeStrategy</text:p>
          </table:table-cell>
          <table:table-cell table:style-name="Default" office:value-type="string" calcext:value-type="string">
            <text:p>get_dsorftranscriptasso_to_merge</text:p>
          </table:table-cell>
          <table:table-cell table:style-name="Default" office:value-type="string" calcext:value-type="string">
            <text:p>'An error occurred trying to save the dictionary that associates' +</text:p>
            <text:p>' to each (ORF ID (PRO), Transcript ID (PRO) ) couple the IDs of' +</text:p>
            <text:p>' the list of DSORFTranscriptAsso related to it. \n' +</text:p>
            <text:p>Str( e )</text:p>
          </table:table-cell>
          <table:table-cell table:style-name="Default" office:value-type="string" calcext:value-type="string">
            <text:p>Exception</text:p>
          </table:table-cell>
          <table:table-cell table:style-name="Default" office:value-type="string" calcext:value-type="string">
            <text:p>FileHandlerUtil.save_obj_to_file(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6">
          <table:table-cell office:value-type="string" calcext:value-type="string">
            <text:p>ELiftOver </text:p>
          </table:table-cell>
          <table:table-cell office:value-type="string" calcext:value-type="string">
            <text:p>EliftOverConfl</text:p>
          </table:table-cell>
          <table:table-cell office:value-type="string" calcext:value-type="string">
            <text:p>ELiftOverConflStrand </text:p>
          </table:table-cell>
          <table:table-cell/>
          <table:table-cell office:value-type="string" calcext:value-type="string">
            <text:p>ERR_LIFTOV_CONFL_STR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flicting strand information whilst converting genomic coordinates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coordinates for the DSORF with ID "' + </text:p>
            <text:p>str( dsorf.id ) + '" returned a start and a stop position' +</text:p>
            <text:p>' on different strands (orf strand: "' + str( orf_strand ) + </text:p>
            <text:p>'", start strand: "' + str( start_strand ) + </text:p>
            <text:p>'", stop strand: ' + str( stop_strand ) + </text:p>
            <text:p>'"). Hence the converted coordinates of this DSORF will' +</text:p>
            <text:p>' not be registered.'</text:p>
          </table:table-cell>
          <table:table-cell table:number-columns-repeated="1014"/>
        </table:table-row>
        <table:table-row table:style-name="ro26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office:value-type="string" calcext:value-type="string">
            <text:p>'The conversion of coordinates for the DSORF' +</text:p>
            <text:p>' with ID "' + str( dsorf.id ) +</text:p>
            <text:p>'" returned a splicing position on a different' +</text:p>
            <text:p>' strand than the ORF (orf strand: "' +</text:p>
            <text:p>str( dsorf.strand ) + '", splicing strand: "' + </text:p>
            <text:p>str( exon_strand ) + '"). Hence the converted' +</text:p>
            <text:p>' splicing coordinates of this DSORF will not be registered.'</text:p>
          </table:table-cell>
          <table:table-cell table:number-columns-repeated="1014"/>
        </table:table-row>
        <table:table-row table:style-name="ro26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37" office:value-type="string" calcext:value-type="string">
            <text:p>'The conversion of coordinates for the DSTranscript' +</text:p>
            <text:p>' with ID "' + str( dstranscript.id ) + ' returned a' +</text:p>
            <text:p>' start and an end position on different strands' +</text:p>
            <text:p>' (DSTranscript strand: "' + str( transcript_strand ) + </text:p>
            <text:p>'", start strand: "' + str( start_strand ) + '", end strand: "' + </text:p>
            <text:p>str( end_strand ) + '"). Hence the converted coordinates' +</text:p>
            <text:p>' of this DSORF will not be registered.'</text:p>
          </table:table-cell>
          <table:table-cell table:number-columns-repeated="1014"/>
        </table:table-row>
        <table:table-row table:style-name="ro26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office:value-type="string" calcext:value-type="string">
            <text:p>'The conversion of the ' + att + ' attribute for the' +</text:p>
            <text:p>' DSTranscript with ID "' + str( dstranscript.id ) +</text:p>
            <text:p>'" returned a position on a different strand than the' +</text:p>
            <text:p>' transcript (DSTranscript strand: "' + str( transcript_strand ) + </text:p>
            <text:p>'", attribute strand: "' + str( att_strand ) + </text:p>
            <text:p>'"). Hence the converted coordinates of this' +</text:p>
            <text:p>' DSTranscript will not be registered.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7"/>
          <table:table-cell table:number-columns-repeated="1014"/>
        </table:table-row>
        <table:table-row table:style-name="ro27">
          <table:table-cell table:style-name="ce37"/>
          <table:table-cell/>
          <table:table-cell office:value-type="string" calcext:value-type="string">
            <text:p>ELiftOverConflChr </text:p>
          </table:table-cell>
          <table:table-cell/>
          <table:table-cell office:value-type="string" calcext:value-type="string">
            <text:p>ERR_LIFTOV_CONFL_CH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flicting chromosome information whilst converting genomic coordinates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coordinates for the DSORF with ID "' + </text:p>
            <text:p>str( dsorf.id ) + '" returned a start position on a' +</text:p>
            <text:p>' different chromosome (ORF chromosome: "' + orf_chromosome + </text:p>
            <text:p>'", start chromosome: "' + str( start_chr ) + '").' +</text:p>
            <text:p>' Hence, the lift over will not be performed for this ORF.'</text:p>
          </table:table-cell>
          <table:table-cell table:number-columns-repeated="1014"/>
        </table:table-row>
        <table:table-row table:style-name="ro27">
          <table:table-cell table:style-name="ce37"/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coordinates for the DSORF with ID "' + </text:p>
            <text:p>str( dsorf.id ) + '" returned a stop position on a' +</text:p>
            <text:p>' different chromosome (ORF chromosome: "' + orf_chromosome + </text:p>
            <text:p>'", stop chromosome: "' + str( stop_chr ) + '").' +</text:p>
            <text:p>' Hence, the LiftOver will not be performed for this ORF.'</text:p>
          </table:table-cell>
          <table:table-cell table:number-columns-repeated="1014"/>
        </table:table-row>
        <table:table-row table:style-name="ro26">
          <table:table-cell table:style-name="ce37"/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coordinates for the DSORF' +</text:p>
            <text:p>' with ID "' + str( dsorf.id ) + </text:p>
            <text:p>'" returned a splicing position on a different' +</text:p>
            <text:p>' chromosome than the ORF (ORF chromosome: "' +</text:p>
            <text:p>orf_chromosome + '", splicing position on: "' + </text:p>
            <text:p>str( exon_chr ) + '"),' + ' Hence, the lift' +</text:p>
            <text:p>' over will not be performed for this DSORF.'</text:p>
          </table:table-cell>
          <table:table-cell table:number-columns-repeated="1014"/>
        </table:table-row>
        <table:table-row table:style-name="ro26">
          <table:table-cell table:style-name="ce37"/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37" office:value-type="string" calcext:value-type="string">
            <text:p>'The conversion of coordinates for the DStranscript' +</text:p>
            <text:p>' with ID "' + str( dstranscript.id ) + '" returned a' +</text:p>
            <text:p>' start position on a different chromosome' +</text:p>
            <text:p>' (Transcript chromosome: "' + transcript_chromosome + </text:p>
            <text:p>'", start chromosome: "' + str( start_chr ) + '").' +</text:p>
            <text:p>' Hence, the lift over will not be performed for this' +</text:p>
            <text:p>' DSTranscript.'</text:p>
          </table:table-cell>
          <table:table-cell table:number-columns-repeated="1014"/>
        </table:table-row>
        <table:table-row table:style-name="ro26">
          <table:table-cell table:style-name="ce37"/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37" office:value-type="string" calcext:value-type="string">
            <text:p>'The conversion of coordinates for the DStranscript' +</text:p>
            <text:p>' with ID "' + str( dstr.id ) + '" returned an' +</text:p>
            <text:p>' end position on a different chromosome' +</text:p>
            <text:p>' (Transcript chromosome: "' + transcript_chromosome + </text:p>
            <text:p>'", end chromosome: "' + str( end_chr ) + '").' +</text:p>
            <text:p>' Hence, the lift over will not be performed for' +</text:p>
            <text:p>' this DSTranscript.'</text:p>
          </table:table-cell>
          <table:table-cell table:number-columns-repeated="1014"/>
        </table:table-row>
        <table:table-row table:style-name="ro28"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37" office:value-type="string" calcext:value-type="string">
            <text:p>'The conversion of the ' + att + </text:p>
            <text:p>' attribute for the DSTranscript with ID "' + </text:p>
            <text:p>str( dstranscript.id ) + '" returned a position' +</text:p>
            <text:p>' on a different chromosome than the transcript' +</text:p>
            <text:p>' (Transcript chromosome: "' + transcript_chromosome + </text:p>
            <text:p>'", end chromosome: "' + str( end_chr ) + '").' +</text:p>
            <text:p>' Hence, the lift over will not be performed for' +</text:p>
            <text:p>' this DSTranscript.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7"/>
          <table:table-cell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ELiftOverConflPos </text:p>
          </table:table-cell>
          <table:table-cell/>
          <table:table-cell office:value-type="string" calcext:value-type="string">
            <text:p>ERR_LIFTOV_CONFL_P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flicting information about the position after LiftOver (e.g. the start_pos is higher than the stop_pos)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the coordinates for the DSORF with ID ' + </text:p>
            <text:p>str( dsorf.id ) + ' returned incoherent data: the strand' +</text:p>
            <text:p>' has been reversed (new strand: ' + str( dsorf.strand ) + </text:p>
            <text:p>') but the conversion of the raw_start_pos attribute provides' +</text:p>
            <text:p>' a lower value than the conversion of the raw_stop_pos attribute.' +</text:p>
            <text:p>' Hence, the LiftOver will not be performed for this ORF.'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the coordinates for the DSORF with ID ' + </text:p>
            <text:p>str( dsorf.id ) + ' returned incoherent data: the strand' +</text:p>
            <text:p>' has not been reversed (strand: ' + str( dsorf.strand ) + </text:p>
            <text:p>') but the conversion of the raw_start_pos attribute provides' +</text:p>
            <text:p>' a higher value than the conversion of the raw_stop_pos attribute.' +</text:p>
            <text:p>' Hence, the LiftOver will not be performed for this ORF.'</text:p>
          </table:table-cell>
          <table:table-cell table:number-columns-repeated="1014"/>
        </table:table-row>
        <table:table-row table:style-name="ro26"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37" office:value-type="string" calcext:value-type="string">
            <text:p>'The conversion of the coordinates for the DSTranscript' +</text:p>
            <text:p>' with ID ' + str( dstranscript.id ) + ' returned incoherent' +</text:p>
            <text:p>' data: the strand has been reversed (new strand: ' + </text:p>
            <text:p>str( dstranscript.strand ) + ') but the conversion of the' +</text:p>
            <text:p>' raw_start_pos attribute provides a lower value than the' +</text:p>
            <text:p>' conversion of the raw_end_pos attribute.' +</text:p>
            <text:p>' Hence, the LiftOver will not be performed for this DSTranscript.'</text:p>
          </table:table-cell>
          <table:table-cell table:number-columns-repeated="1014"/>
        </table:table-row>
        <table:table-row table:style-name="ro26"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transcript_coordinates</text:p>
          </table:table-cell>
          <table:table-cell table:style-name="ce37" office:value-type="string" calcext:value-type="string">
            <text:p>'The conversion of the coordinates for the DSTranscript' +</text:p>
            <text:p>' with ID ' + str( dstranscript.id ) + ' returned incoherent' +</text:p>
            <text:p>' data: the strand has not been reversed (strand: ' + </text:p>
            <text:p>str( dstranscript.strand ) + ') but the conversion of the' +</text:p>
            <text:p>' raw_start_pos attribute provides a higher value than the' +</text:p>
            <text:p>' conversion of the raw_end_pos attribute.' +</text:p>
            <text:p>' Hence, the LiftOver will not be performed for this DSTranscript.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7"/>
          <table:table-cell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ELiftOverConflSplCoord <text:s/></text:p>
          </table:table-cell>
          <table:table-cell/>
          <table:table-cell office:value-type="string" calcext:value-type="string">
            <text:p>ERR_LIFTOV_CONFL_SPLCOO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flicting splicing coordinates after the LiftOver</text:p>
          </table:table-cell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the splicing coordinates (' +</text:p>
            <text:p>att + ') for the DSORF with ID ' + str( dsorf.id ) + </text:p>
            <text:p>' (located on + strand) returned a list of values' +</text:p>
            <text:p>' that are not in the increasing order.' +</text:p>
            <text:p>' Hence, the converted splicing coordinates of' +</text:p>
            <text:p>' this DSORF will not be registered.'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the splicing coordinates (' +</text:p>
            <text:p>att + ') for the DSORF with ID ' + str( dsorf.id ) + </text:p>
            <text:p>' (located on - strand) returned a list of values' +</text:p>
            <text:p>' that are not in the decreasing order.' +</text:p>
            <text:p>' Hence, the converted splicing coordinates of' +</text:p>
            <text:p>' this DSORF will not be registered.'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the splicing coordinates (' +</text:p>
            <text:p>att + ') for the DSORF with ID ' + str( dsorf.id ) + </text:p>
            <text:p>' (strand unknown) returned a list of values' +</text:p>
            <text:p>' that are neither in the increasing nor in the' +</text:p>
            <text:p>' decreasing order. Hence, the converted splicing' +</text:p>
            <text:p>' coordinates of this DSORF will not be registered.'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string" calcext:value-type="string">
            <text:p>16bis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‘The conversion of the splicing coordinates for the' +</text:p>
            <text:p>' DSORF with ID ' + str( dsorf.id ) + </text:p>
            <text:p>' (located on + strand) returned incoherent lists of' +</text:p>
            <text:p>' splicing coordinates (not in increasing order).' +</text:p>
            <text:p>' Hence, the converted splicing coordinates of' +</text:p>
            <text:p>' this DSORF will not be registered.'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string" calcext:value-type="string">
            <text:p>16bis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the splicing coordinates for the' +</text:p>
            <text:p>' DSORF with ID ' + str( dsorf.id ) + </text:p>
            <text:p>' (located on - strand) returned incoherent lists of' +</text:p>
            <text:p>' splicing coordinates (not in decreasing order).' +</text:p>
            <text:p>' Hence, the converted splicing coordinates of' +</text:p>
            <text:p>' this DSORF will not be registered.'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string" calcext:value-type="string">
            <text:p>16bis</text:p>
          </table:table-cell>
          <table:table-cell/>
          <table:table-cell office:value-type="string" calcext:value-type="string">
            <text:p>LiftOverStrategy</text:p>
          </table:table-cell>
          <table:table-cell office:value-type="string" calcext:value-type="string">
            <text:p>convert_dsorf_coordinates</text:p>
          </table:table-cell>
          <table:table-cell table:style-name="ce37" office:value-type="string" calcext:value-type="string">
            <text:p>'The conversion of the splicing coordinates for the' +</text:p>
            <text:p>' DSORF with ID ' + str( dsorf.id ) + </text:p>
            <text:p>' (strand after LiftOver unknown) returned incoherent' +</text:p>
            <text:p>' lists of splicing coordinates (neither in increasing' +</text:p>
            <text:p>' nor in decreasing order). Hence, the converted splicing' +</text:p>
            <text:p>' coordinates of this DSORF will not be registered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7">
          <table:table-cell office:value-type="string" calcext:value-type="string">
            <text:p>EDownload </text:p>
          </table:table-cell>
          <table:table-cell office:value-type="string" calcext:value-type="string">
            <text:p>EDownloadSeq <text:s/></text:p>
          </table:table-cell>
          <table:table-cell table:number-columns-repeated="2"/>
          <table:table-cell office:value-type="string" calcext:value-type="string">
            <text:p>ERR_DOWNLOAD_SEQ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ror during the download of the sequence</text:p>
          </table:table-cell>
          <table:table-cell office:value-type="string" calcext:value-type="string">
            <text:p>ComputeMissingInfoStrategy</text:p>
          </table:table-cell>
          <table:table-cell office:value-type="string" calcext:value-type="string">
            <text:p>download_seq_from_ensembl</text:p>
          </table:table-cell>
          <table:table-cell table:style-name="ce37" office:value-type="string" calcext:value-type="string">
            <text:p>'ComputeMissingInfoStrategy.download_orf_sequences():' +</text:p>
            <text:p>' An error occurred trying to download the sequence' +</text:p>
            <text:p>' for the ORF with ID "' + str( orf.id ) + '": \n' + </text:p>
            <text:p>e.get_message() + '\n Hence, the sequence of this ORF' +</text:p>
            <text:p>' will not be registered.'</text:p>
          </table:table-cell>
          <table:table-cell office:value-type="string" calcext:value-type="string">
            <text:p>HTTPException</text:p>
          </table:table-cell>
          <table:table-cell office:value-type="string" calcext:value-type="string">
            <text:p>self.download_orf_seq()</text:p>
          </table:table-cell>
          <table:table-cell table:number-columns-repeated="1012"/>
        </table:table-row>
        <table:table-row table:style-name="ro27">
          <table:table-cell table:number-columns-repeated="5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omputeMissingInfoStrategy</text:p>
          </table:table-cell>
          <table:table-cell office:value-type="string" calcext:value-type="string">
            <text:p>complete_transcript_table</text:p>
          </table:table-cell>
          <table:table-cell table:style-name="ce37" office:value-type="string" calcext:value-type="string">
            <text:p>'ComputeMissingInfoStrategy.complete_transcript_table():' +</text:p>
            <text:p>' An error occurred trying to download the sequence' +</text:p>
            <text:p>' for the transcript with ID "' + str( transcript.id )+</text:p>
            <text:p>'": \n' + e.get_message() + '\n Hence, the sequence' +</text:p>
            <text:p>' of this transcript will not be registered.'</text:p>
          </table:table-cell>
          <table:table-cell office:value-type="string" calcext:value-type="string">
            <text:p>HTTPException</text:p>
          </table:table-cell>
          <table:table-cell office:value-type="string" calcext:value-type="string">
            <text:p>ComputeMissingInfoStrategy.download_seq_from_ensembl()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omputeMissingInfoStrategy / Logged in exception message</text:p>
          </table:table-cell>
          <table:table-cell office:value-type="string" calcext:value-type="string">
            <text:p>download_seq_from_ensembl</text:p>
          </table:table-cell>
          <table:table-cell table:style-name="ce37" office:value-type="string" calcext:value-type="string">
            <text:p>'ComputeMissingInfoStrategy.download_seq_from_ensembl():' +</text:p>
            <text:p>' An error occurred trying to get the sequence at' + </text:p>
            <text:p>' chr' + str( chr ) + strand + ':' + str( start ) + '-' + str( stop ) +</text:p>
            <text:p>', on annotation version ' + genome_version + '.' 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nsemblRestClient.get_instance().get_sequence(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7"/>
          <table:table-cell table:number-columns-repeated="1014"/>
        </table:table-row>
        <table:table-row table:style-name="ro15">
          <table:table-cell office:value-type="string" calcext:value-type="string">
            <text:p>EDelete </text:p>
          </table:table-cell>
          <table:table-cell office:value-type="string" calcext:value-type="string">
            <text:p>EdeleteDatasource</text:p>
          </table:table-cell>
          <table:table-cell table:number-columns-repeated="2"/>
          <table:table-cell office:value-type="string" calcext:value-type="string">
            <text:p>ERR_DELETE_D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ror during the deletion of data related to a datasource</text:p>
          </table:table-cell>
          <table:table-cell office:value-type="string" calcext:value-type="string">
            <text:p>DeletionStrategy</text:p>
          </table:table-cell>
          <table:table-cell office:value-type="string" calcext:value-type="string">
            <text:p>execute</text:p>
          </table:table-cell>
          <table:table-cell table:style-name="ce37" office:value-type="string" calcext:value-type="string">
            <text:p>'An error occurred trying to delete the data related to ' +</text:p>
            <text:p>Data_source + '\n' + str( e ) + '.' 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elf.delete_datasource(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7"/>
          <table:table-cell table:number-columns-repeated="1014"/>
        </table:table-row>
        <table:table-row table:style-name="ro6">
          <table:table-cell office:value-type="string" calcext:value-type="string">
            <text:p>EORFAnnot</text:p>
          </table:table-cell>
          <table:table-cell office:value-type="string" calcext:value-type="string">
            <text:p>EORFAnnotConfl</text:p>
          </table:table-cell>
          <table:table-cell office:value-type="string" calcext:value-type="string">
            <text:p>EORFAnnotConflPos</text:p>
          </table:table-cell>
          <table:table-cell office:value-type="string" calcext:value-type="string">
            <text:p>EORFAnnotConflPosOut</text:p>
          </table:table-cell>
          <table:table-cell office:value-type="string" calcext:value-type="string">
            <text:p>ERR_ORF_ANNOT_CONFL_POS_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F out of transcript bounds</text:p>
          </table:table-cell>
          <table:table-cell table:style-name="ce37" office:value-type="string" calcext:value-type="string">
            <text:p>AnnotateORFStrategy</text:p>
          </table:table-cell>
          <table:table-cell office:value-type="string" calcext:value-type="string">
            <text:p>compute_orf_annotation</text:p>
          </table:table-cell>
          <table:table-cell table:style-name="ce37" office:value-type="string" calcext:value-type="string">
            <text:p>'The ORF with ID "' + str( orf.id ) +</text:p>
            <text:p>'"" has been found associated with the transcript with ID "' +</text:p>
            <text:p>str( transcript.id ) + '" (biotype: ' + transcript.rna_biotype +</text:p>
            <text:p>', ORFTranscriptAsso ID: "' + str( orftranscriptasso.id )+ </text:p>
            <text:p>'") whilst the ORF coordinates (' + str( orf.start_pos ) + '-' +</text:p>
            <text:p>str( orf.stop_pos ) + ') are outside of the transcript bounds (' +</text:p>
            <text:p>str( transcript.start_pos ) + '-' + str( transcript.end_pos ) +</text:p>
            <text:p>').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7"/>
          <table:table-cell table:number-columns-repeated="1014"/>
        </table:table-row>
        <table:table-row table:style-name="ro15">
          <table:table-cell office:value-type="string" calcext:value-type="string">
            <text:p>ESubproc </text:p>
          </table:table-cell>
          <table:table-cell office:value-type="string" calcext:value-type="string">
            <text:p>ESubprocBash </text:p>
          </table:table-cell>
          <table:table-cell office:value-type="string" calcext:value-type="string">
            <text:p>ESubprocBashGrep </text:p>
          </table:table-cell>
          <table:table-cell/>
          <table:table-cell office:value-type="string" calcext:value-type="string">
            <text:p>ERR_SUBPROC_BASH_GRE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ror during the execution of a “grep” in bash subprocess</text:p>
          </table:table-cell>
          <table:table-cell office:value-type="string" calcext:value-type="string">
            <text:p>GenerateStatFilesStrategy</text:p>
          </table:table-cell>
          <table:table-cell office:value-type="string" calcext:value-type="string">
            <text:p>execute</text:p>
          </table:table-cell>
          <table:table-cell table:style-name="ce37" office:value-type="string" calcext:value-type="string">
            <text:p>'An error occurred trying to get the number of "' + lvl +</text:p>
            <text:p>'" lines in the log files: \n' + stderr +</text:p>
          </table:table-cell>
          <table:table-cell table:number-columns-repeated="1014"/>
        </table:table-row>
        <table:table-row table:style-name="ro13">
          <table:table-cell table:number-columns-repeated="5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enerateBEDFileStrategy / Logged in exception message</text:p>
          </table:table-cell>
          <table:table-cell office:value-type="string" calcext:value-type="string">
            <text:p>execute</text:p>
          </table:table-cell>
          <table:table-cell table:style-name="ce37" office:value-type="string" calcext:value-type="string">
            <text:p>'An error occurred trying to get the number of lines with' +</text:p>
            <text:p>' log code "' + c + '" in the log files: \n' + stderr </text:p>
          </table:table-cell>
          <table:table-cell table:number-columns-repeated="1014"/>
        </table:table-row>
        <table:table-row table:style-name="ro15">
          <table:table-cell table:number-columns-repeated="2"/>
          <table:table-cell office:value-type="string" calcext:value-type="string">
            <text:p>ESubprocBashEmpty </text:p>
          </table:table-cell>
          <table:table-cell/>
          <table:table-cell office:value-type="string" calcext:value-type="string">
            <text:p>ERR_SUBPROC_BASH_EMPT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ecution of a bash command returned nothing</text:p>
          </table:table-cell>
          <table:table-cell office:value-type="string" calcext:value-type="string">
            <text:p>GenerateStatFilesStrategy</text:p>
          </table:table-cell>
          <table:table-cell office:value-type="string" calcext:value-type="string">
            <text:p>execute</text:p>
          </table:table-cell>
          <table:table-cell table:style-name="ce37" office:value-type="string" calcext:value-type="string">
            <text:p>'The command allowing to get the number of "' + lvl +</text:p>
            <text:p>'" lines in the log files returned nothing.'</text:p>
          </table:table-cell>
          <table:table-cell table:number-columns-repeated="1014"/>
        </table:table-row>
        <table:table-row table:style-name="ro13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enerateBEDFileStrategy / Logged in exception message</text:p>
          </table:table-cell>
          <table:table-cell office:value-type="string" calcext:value-type="string">
            <text:p>execute</text:p>
          </table:table-cell>
          <table:table-cell table:style-name="ce37" office:value-type="string" calcext:value-type="string">
            <text:p>'The command allowing to get the number of lines with' +</text:p>
            <text:p>' log code "' + c + '" in the log files returned nothing.'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3">
          <table:table-cell office:value-type="string" calcext:value-type="string">
            <text:p>EGeneral 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General errors</text:p>
          </table:table-cell>
          <table:table-cell office:value-type="string" calcext:value-type="string">
            <text:p>uorf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DenCellORF.execute(): An error occurred during execution of the strategy: ' + </text:p>
            <text:p>Str( strategy ) + e.get_message()</text:p>
          </table:table-cell>
          <table:table-cell office:value-type="string" calcext:value-type="string">
            <text:p>DenCellORFException</text:p>
          </table:table-cell>
          <table:table-cell office:value-type="string" calcext:value-type="string">
            <text:p>strategy.execute()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orf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DenCellORF.execute(): An error occurred during execution of the strategy: ' + </text:p>
            <text:p>Str( strategy ) + str( e )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strategy.execute(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7"/>
          <table:table-cell table:number-columns-repeated="1014"/>
        </table:table-row>
        <table:table-row table:style-name="ro15"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ORFs_org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'Several parsers inheriting from sORF_org are existing to parse data from this source (one for each species).' +</text:p>
            <text:p>' Please, select the appropriate one (in the Config file) to insert data in the database.'</text:p>
          </table:table-cell>
          <table:table-cell table:number-columns-repeated="1014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5">00/00/0000</text:date>, <text:time style:data-style-name="N2" text:time-value="15:57:29.053614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9:34:44.498979859</meta:creation-date>
    <dc:date>2020-05-25T16:06:55.811149567</dc:date>
    <meta:editing-duration>P1DT22H22M</meta:editing-duration>
    <meta:editing-cycles>1562</meta:editing-cycles>
    <meta:generator>LibreOffice/5.1.6.2$Linux_X86_64 LibreOffice_project/10m0$Build-2</meta:generator>
    <meta:document-statistic meta:table-count="2" meta:cell-count="910" meta:object-count="0"/>
  </office:meta>
</office:document-meta>
</file>